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Regular" style:font-family-generic="swiss" style:font-pitch="variable"/>
    <style:font-face style:name="Nimbus Sans L2" svg:font-family="'Nimbus Sans L', 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automatic-styles>
    <style:style style:name="Tabla13" style:family="table">
      <style:table-properties style:width="16.034cm" table:align="margins" style:writing-mode="lr-tb"/>
    </style:style>
    <style:style style:name="Tabla13.A" style:family="table-column">
      <style:table-column-properties style:column-width="4.008cm" style:rel-column-width="16380*"/>
    </style:style>
    <style:style style:name="Tabla13.C" style:family="table-column">
      <style:table-column-properties style:column-width="4.009cm" style:rel-column-width="16387*"/>
    </style:style>
    <style:style style:name="Tabla13.D" style:family="table-column">
      <style:table-column-properties style:column-width="4.009cm" style:rel-column-width="16388*"/>
    </style:style>
    <style:style style:name="Tabla13.A1" style:family="table-cell">
      <style:table-cell-properties fo:padding="0.097cm" fo:border-left="0.002cm solid #000000" fo:border-right="none" fo:border-top="0.002cm solid #000000" fo:border-bottom="0.002cm solid #000000"/>
    </style:style>
    <style:style style:name="Tabla13.D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4" style:family="table">
      <style:table-properties style:width="16.034cm" table:align="margins" style:writing-mode="lr-tb"/>
    </style:style>
    <style:style style:name="Tabla4.A" style:family="table-column">
      <style:table-column-properties style:column-width="3.205cm" style:rel-column-width="13099*"/>
    </style:style>
    <style:style style:name="Tabla4.B" style:family="table-column">
      <style:table-column-properties style:column-width="6.814cm" style:rel-column-width="27850*"/>
    </style:style>
    <style:style style:name="Tabla4.C" style:family="table-column">
      <style:table-column-properties style:column-width="6.015cm" style:rel-column-width="24586*"/>
    </style:style>
    <style:style style:name="Tabla4.A1" style:family="table-cell">
      <style:table-cell-properties fo:padding="0.097cm" fo:border-left="0.002cm solid #000000" fo:border-right="none" fo:border-top="0.002cm solid #000000" fo:border-bottom="0.002cm solid #000000"/>
    </style:style>
    <style:style style:name="Tabla4.C1" style:family="table-cell">
      <style:table-cell-properties fo:padding="0.097cm" fo:border="0.002cm solid #000000"/>
    </style:style>
    <style:style style:name="Tabla4.2" style:family="table-row">
      <style:table-row-properties style:min-row-height="0.446cm"/>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5.577cm" fo:margin-left="0.406cm" table:align="left" style:writing-mode="lr-tb"/>
    </style:style>
    <style:style style:name="Tabla1.A" style:family="table-column">
      <style:table-column-properties style:column-width="6.047cm"/>
    </style:style>
    <style:style style:name="Tabla1.B" style:family="table-column">
      <style:table-column-properties style:column-width="9.53cm"/>
    </style:style>
    <style:style style:name="Tabla1.1" style:family="table-row">
      <style:table-row-properties style:keep-together="true" fo:keep-together="auto"/>
    </style:style>
    <style:style style:name="Tabla1.A1" style:family="table-cell">
      <style:table-cell-properties style:vertical-align="top" fo:background-color="#e6e6e6"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a1.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a1.A2" style:family="table-cell">
      <style:table-cell-properties style:vertical-align="top" fo:background-color="#e6e6e6"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a1.B2" style:family="table-cell">
      <style:table-cell-properties style:vertical-align="top" fo:padding-left="0.191cm" fo:padding-right="0.191cm" fo:padding-top="0cm" fo:padding-bottom="0cm" fo:border-left="0.035cm solid #000000" fo:border-right="0.035cm solid #000000" fo:border-top="0.018cm solid #000000" fo:border-bottom="0.018cm solid #000000" style:writing-mode="lr-tb"/>
    </style:style>
    <style:style style:name="Tabla2" style:family="table">
      <style:table-properties style:width="15.547cm" fo:margin-left="0.376cm" table:align="left" style:writing-mode="lr-tb"/>
    </style:style>
    <style:style style:name="Tabla2.A" style:family="table-column">
      <style:table-column-properties style:column-width="5.773cm"/>
    </style:style>
    <style:style style:name="Tabla2.B" style:family="table-column">
      <style:table-column-properties style:column-width="9.774cm"/>
    </style:style>
    <style:style style:name="Tabla2.1" style:family="table-row">
      <style:table-row-properties style:keep-together="true" fo:keep-together="auto"/>
    </style:style>
    <style:style style:name="Tabla2.A1" style:family="table-cell">
      <style:table-cell-properties style:vertical-align="top" fo:background-color="#e6e6e6"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a2.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a2.A2" style:family="table-cell">
      <style:table-cell-properties style:vertical-align="top" fo:background-color="#e6e6e6"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a2.B2" style:family="table-cell">
      <style:table-cell-properties style:vertical-align="top" fo:padding-left="0.191cm" fo:padding-right="0.191cm" fo:padding-top="0cm" fo:padding-bottom="0cm" fo:border-left="0.035cm solid #000000" fo:border-right="0.035cm solid #000000" fo:border-top="0.018cm solid #000000" fo:border-bottom="0.018cm solid #000000" style:writing-mode="lr-tb"/>
    </style:style>
    <style:style style:name="Tabla2.A5" style:family="table-cell">
      <style:table-cell-properties style:vertical-align="top" fo:background-color="#e6e6e6" fo:padding-left="0.191cm" fo:padding-right="0.191cm" fo:padding-top="0cm" fo:padding-bottom="0cm" fo:border-left="0.035cm solid #000000" fo:border-right="none" fo:border-top="0.018cm solid #000000" fo:border-bottom="0.035cm solid #000000" style:writing-mode="lr-tb">
        <style:background-image/>
      </style:table-cell-properties>
    </style:style>
    <style:style style:name="Tabla2.B5" style:family="table-cell">
      <style:table-cell-properties style:vertical-align="top" fo:padding-left="0.191cm" fo:padding-right="0.191cm" fo:padding-top="0cm" fo:padding-bottom="0cm" fo:border-left="0.035cm solid #000000" fo:border-right="0.035cm solid #000000" fo:border-top="0.018cm solid #000000" fo:border-bottom="0.035cm solid #000000" style:writing-mode="lr-tb"/>
    </style:style>
    <style:style style:name="Tabla3" style:family="table">
      <style:table-properties style:width="14.459cm" fo:margin-left="1.282cm" fo:margin-right="0.293cm" table:align="margins" style:writing-mode="lr-tb"/>
    </style:style>
    <style:style style:name="Tabla3.A" style:family="table-column">
      <style:table-column-properties style:column-width="3.358cm" style:rel-column-width="1967*"/>
    </style:style>
    <style:style style:name="Tabla3.B" style:family="table-column">
      <style:table-column-properties style:column-width="4.297cm" style:rel-column-width="2516*"/>
    </style:style>
    <style:style style:name="Tabla3.C" style:family="table-column">
      <style:table-column-properties style:column-width="6.803cm" style:rel-column-width="3984*"/>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C1" style:family="table-cell">
      <style:table-cell-properties style:vertical-align="top" fo:padding-left="0.191cm" fo:padding-right="0.191cm" fo:padding-top="0cm" fo:padding-bottom="0cm" fo:border="0.018cm solid #000000" style:writing-mode="lr-tb"/>
    </style:style>
    <style:style style:name="Tabla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5" style:family="table">
      <style:table-properties style:width="15.489cm" fo:margin-left="0.342cm" fo:margin-right="0.203cm" table:align="margins" style:writing-mode="lr-tb"/>
    </style:style>
    <style:style style:name="Tabla5.A" style:family="table-column">
      <style:table-column-properties style:column-width="4.341cm" style:rel-column-width="18369*"/>
    </style:style>
    <style:style style:name="Tabla5.B" style:family="table-column">
      <style:table-column-properties style:column-width="1.956cm" style:rel-column-width="8276*"/>
    </style:style>
    <style:style style:name="Tabla5.C" style:family="table-column">
      <style:table-column-properties style:column-width="3.267cm" style:rel-column-width="13822*"/>
    </style:style>
    <style:style style:name="Tabla5.D" style:family="table-column">
      <style:table-column-properties style:column-width="5.925cm" style:rel-column-width="25068*"/>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D1" style:family="table-cell">
      <style:table-cell-properties style:vertical-align="top" fo:padding-left="0.191cm" fo:padding-right="0.191cm" fo:padding-top="0cm" fo:padding-bottom="0cm" fo:border="0.018cm solid #000000" style:writing-mode="lr-tb"/>
    </style:style>
    <style:style style:name="Tabla5.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5.D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6" style:family="table">
      <style:table-properties style:width="15.489cm" fo:margin-left="0.342cm" fo:margin-right="0.203cm" table:align="margins" style:writing-mode="lr-tb"/>
    </style:style>
    <style:style style:name="Tabla6.A" style:family="table-column">
      <style:table-column-properties style:column-width="6.2cm" style:rel-column-width="26232*"/>
    </style:style>
    <style:style style:name="Tabla6.B" style:family="table-column">
      <style:table-column-properties style:column-width="1.956cm" style:rel-column-width="8276*"/>
    </style:style>
    <style:style style:name="Tabla6.C" style:family="table-column">
      <style:table-column-properties style:column-width="7.332cm" style:rel-column-width="31027*"/>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C1" style:family="table-cell">
      <style:table-cell-properties style:vertical-align="top" fo:padding-left="0.191cm" fo:padding-right="0.191cm" fo:padding-top="0cm" fo:padding-bottom="0cm" fo:border="0.018cm solid #000000" style:writing-mode="lr-tb"/>
    </style:style>
    <style:style style:name="Tabla6.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6.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style:font-name="Nimbus Sans L1"/>
    </style:style>
    <style:style style:name="P2" style:family="paragraph" style:parent-style-name="Standard">
      <style:text-properties style:font-name="Nimbus Sans L1" fo:font-size="9pt" fo:font-weight="bold" style:font-size-asian="9pt" style:font-weight-asian="bold" style:font-size-complex="9pt" style:font-weight-complex="bold"/>
    </style:style>
    <style:style style:name="P3" style:family="paragraph" style:parent-style-name="Standard">
      <style:paragraph-properties fo:text-align="center" style:justify-single-word="false" style:snap-to-layout-grid="false">
        <style:tab-stops>
          <style:tab-stop style:position="2.499cm"/>
        </style:tab-stops>
      </style:paragraph-properties>
      <style:text-properties style:font-name="Nimbus Sans L1" fo:font-size="10pt" style:font-size-asian="10pt" style:font-size-complex="10pt"/>
    </style:style>
    <style:style style:name="P4" style:family="paragraph" style:parent-style-name="Standard">
      <style:paragraph-properties fo:text-align="start" style:justify-single-word="false"/>
      <style:text-properties style:font-name="Nimbus Sans L1" fo:font-size="10pt" fo:font-style="italic" fo:font-weight="bold" style:font-size-asian="10pt" style:font-style-asian="italic" style:font-weight-asian="bold" style:font-name-complex="Arial" style:font-size-complex="10pt" style:font-style-complex="italic" style:font-weight-complex="bold"/>
    </style:style>
    <style:style style:name="P5" style:family="paragraph" style:parent-style-name="Standard">
      <style:paragraph-properties fo:text-align="start" style:justify-single-word="false"/>
      <style:text-properties style:font-name="Nimbus Sans L1" fo:font-size="12pt" style:font-size-asian="12pt" style:font-size-complex="12pt"/>
    </style:style>
    <style:style style:name="P6" style:family="paragraph" style:parent-style-name="Standard">
      <style:paragraph-properties fo:text-align="center" style:justify-single-word="false">
        <style:tab-stops>
          <style:tab-stop style:position="5.987cm"/>
        </style:tab-stops>
      </style:paragraph-properties>
      <style:text-properties style:font-name="Nimbus Sans L1" fo:font-size="12pt" style:font-size-asian="12pt" style:font-size-complex="12pt"/>
    </style:style>
    <style:style style:name="P7" style:family="paragraph" style:parent-style-name="Standard">
      <style:paragraph-properties>
        <style:tab-stops>
          <style:tab-stop style:position="1.588cm"/>
        </style:tab-stops>
      </style:paragraph-properties>
      <style:text-properties style:font-name="Nimbus Sans L1" fo:font-size="12pt" style:font-size-asian="12pt" style:font-name-complex="Arial" style:font-size-complex="12pt"/>
    </style:style>
    <style:style style:name="P8" style:family="paragraph" style:parent-style-name="Standard">
      <style:paragraph-properties fo:text-align="center" style:justify-single-word="false"/>
      <style:text-properties style:font-name="Nimbus Sans L1"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ab-stops>
          <style:tab-stop style:position="5.987cm"/>
        </style:tab-stops>
      </style:paragraph-properties>
      <style:text-properties style:font-name="Nimbus Sans L1"/>
    </style:style>
    <style:style style:name="P10" style:family="paragraph" style:parent-style-name="Standard">
      <style:paragraph-properties fo:text-align="end" style:justify-single-word="false" style:snap-to-layout-grid="false"/>
    </style:style>
    <style:style style:name="P11" style:family="paragraph" style:parent-style-name="Standard">
      <style:text-properties style:font-name="Arial" fo:font-size="12pt" style:font-size-asian="12pt" style:font-name-complex="Arial" style:font-size-complex="12pt"/>
    </style:style>
    <style:style style:name="P12" style:family="paragraph" style:parent-style-name="Standard">
      <style:text-properties style:font-name="Arial" fo:font-size="12pt" fo:font-weight="bold" style:font-size-asian="12pt" style:font-weight-asian="bold" style:font-name-complex="Arial" style:font-size-complex="12pt"/>
    </style:style>
    <style:style style:name="P13" style:family="paragraph" style:parent-style-name="Standard">
      <style:paragraph-properties fo:text-align="start" style:justify-single-word="false"/>
      <style:text-properties style:font-name="Arial" fo:font-size="12pt" fo:font-weight="bold" style:font-size-asian="12pt" style:font-weight-asian="bold" style:font-name-complex="Arial" style:font-size-complex="12pt" style:font-weight-complex="bold"/>
    </style:style>
    <style:style style:name="P14" style:family="paragraph" style:parent-style-name="Standard">
      <style:text-properties style:font-name="Arial" fo:font-size="10pt" style:font-size-asian="10pt" style:font-name-complex="Arial" style:font-size-complex="10pt"/>
    </style:style>
    <style:style style:name="P15" style:family="paragraph" style:parent-style-name="Standard">
      <style:paragraph-properties fo:text-align="justify" style:justify-single-word="false" style:snap-to-layout-grid="false"/>
      <style:text-properties style:font-name="Arial" fo:font-size="10pt" fo:font-style="italic" style:font-size-asian="10pt" style:font-style-asian="italic" style:font-name-complex="Arial" style:font-size-complex="10pt"/>
    </style:style>
    <style:style style:name="P16" style:family="paragraph" style:parent-style-name="Standard">
      <style:paragraph-properties fo:text-align="justify" style:justify-single-word="false" style:snap-to-layout-grid="false"/>
      <style:text-properties style:font-name="Nimbus Sans L2" fo:font-size="10pt" style:font-size-asian="10pt" style:font-name-complex="Arial" style:font-size-complex="10pt"/>
    </style:style>
    <style:style style:name="P17" style:family="paragraph" style:parent-style-name="Standard">
      <style:paragraph-properties fo:text-align="justify" style:justify-single-word="false" style:snap-to-layout-grid="false"/>
      <style:text-properties style:font-name="Nimbus Sans L2" fo:font-size="10pt" fo:language="es" fo:country="ES" style:font-size-asian="10pt" style:font-name-complex="Arial" style:font-size-complex="10pt"/>
    </style:style>
    <style:style style:name="P18" style:family="paragraph" style:parent-style-name="Standard">
      <style:paragraph-properties style:snap-to-layout-grid="false"/>
      <style:text-properties style:font-name="Nimbus Sans L2" fo:font-weight="bold" style:font-weight-asian="bold" style:font-weight-complex="bold"/>
    </style:style>
    <style:style style:name="P19" style:family="paragraph" style:parent-style-name="Text_20_body">
      <style:paragraph-properties fo:line-height="115%" fo:text-align="start" style:justify-single-word="false"/>
      <style:text-properties style:font-name="Nimbus Sans L1" fo:font-size="12pt" fo:font-weight="bold" style:font-size-asian="12pt" style:font-weight-asian="bold" style:font-name-complex="Arial" style:font-size-complex="12pt" style:font-weight-complex="bold"/>
    </style:style>
    <style:style style:name="P20" style:family="paragraph" style:parent-style-name="Text_20_body">
      <style:paragraph-properties>
        <style:tab-stops>
          <style:tab-stop style:position="1.588cm"/>
        </style:tab-stops>
      </style:paragraph-properties>
      <style:text-properties style:font-name="Nimbus Sans L1" fo:font-size="12pt" style:font-size-asian="12pt" style:font-name-complex="Arial" style:font-size-complex="12pt"/>
    </style:style>
    <style:style style:name="P21" style:family="paragraph" style:parent-style-name="Text_20_body">
      <style:text-properties fo:language="es" fo:country="CO" style:language-asian="ar" style:country-asian="SA"/>
    </style:style>
    <style:style style:name="P22" style:family="paragraph" style:parent-style-name="Text_20_body">
      <style:paragraph-properties style:snap-to-layout-grid="false"/>
      <style:text-properties style:font-name="Nimbus Sans L2" fo:font-size="10pt" fo:font-weight="bold" style:font-size-asian="10pt" style:font-weight-asian="bold" style:font-size-complex="10pt" style:font-weight-complex="bold"/>
    </style:style>
    <style:style style:name="P23" style:family="paragraph" style:parent-style-name="Text_20_body">
      <style:paragraph-properties style:snap-to-layout-grid="false"/>
      <style:text-properties style:font-name="Nimbus Sans L2" fo:font-size="10pt" style:font-size-asian="10pt" style:font-size-complex="10pt"/>
    </style:style>
    <style:style style:name="P24" style:family="paragraph" style:parent-style-name="Text_20_body">
      <style:paragraph-properties fo:margin-left="0cm" fo:margin-right="0cm" fo:text-indent="0cm" style:auto-text-indent="false" style:snap-to-layout-grid="false"/>
      <style:text-properties style:font-name="Nimbus Sans L2" fo:font-size="10pt" fo:font-weight="bold" style:font-size-asian="10pt" style:font-weight-asian="bold" style:font-size-complex="10pt" style:font-weight-complex="bold"/>
    </style:style>
    <style:style style:name="P25" style:family="paragraph" style:parent-style-name="Text_20_body">
      <style:paragraph-properties fo:margin-left="0cm" fo:margin-right="0cm" fo:line-height="115%" fo:text-indent="0cm" style:auto-text-indent="false"/>
      <style:text-properties style:font-name="Nimbus Sans L1" fo:font-weight="bold" style:font-weight-asian="bold" style:font-weight-complex="bold"/>
    </style:style>
    <style:style style:name="P26" style:family="paragraph" style:parent-style-name="Title">
      <style:text-properties style:font-name="Nimbus Sans L1"/>
    </style:style>
    <style:style style:name="P27" style:family="paragraph" style:parent-style-name="Title">
      <style:paragraph-properties fo:text-align="start" style:justify-single-word="false"/>
      <style:text-properties style:font-name="Nimbus Sans L1" fo:font-size="12pt" style:font-size-asian="12pt" style:font-size-complex="12pt"/>
    </style:style>
    <style:style style:name="P28" style:family="paragraph" style:parent-style-name="Title">
      <style:paragraph-properties fo:text-align="start" style:justify-single-word="false"/>
      <style:text-properties style:font-name="Nimbus Sans L1" fo:font-size="10pt" fo:font-style="italic" fo:font-weight="bold" style:font-size-asian="10pt" style:font-style-asian="italic" style:font-weight-asian="bold" style:font-name-complex="Arial" style:font-size-complex="10pt" style:font-style-complex="italic" style:font-weight-complex="bold"/>
    </style:style>
    <style:style style:name="P29" style:family="paragraph" style:parent-style-name="Table_20_Contents">
      <style:text-properties style:font-name="Nimbus Sans L1"/>
    </style:style>
    <style:style style:name="P30" style:family="paragraph" style:parent-style-name="Table_20_Contents">
      <style:text-properties style:font-name="Nimbus Sans L1" fo:font-size="10pt" fo:font-style="italic" fo:font-weight="bold" style:font-size-asian="10pt" style:font-style-asian="italic" style:font-weight-asian="bold" style:font-size-complex="10pt" style:font-style-complex="italic" style:font-weight-complex="bold"/>
    </style:style>
    <style:style style:name="P31" style:family="paragraph" style:parent-style-name="Table_20_Contents">
      <style:paragraph-properties fo:text-align="center" style:justify-single-word="false"/>
      <style:text-properties style:font-name="Nimbus Sans L1" fo:font-size="10pt" fo:font-style="italic" fo:font-weight="bold" style:font-size-asian="10pt" style:font-style-asian="italic" style:font-weight-asian="bold" style:font-size-complex="10pt" style:font-style-complex="italic" style:font-weight-complex="bold"/>
    </style:style>
    <style:style style:name="P32" style:family="paragraph" style:parent-style-name="Table_20_Contents">
      <style:text-properties style:font-name="Nimbus Sans L1" fo:font-size="10pt" style:font-size-asian="10pt" style:font-size-complex="10pt"/>
    </style:style>
    <style:style style:name="P33" style:family="paragraph" style:parent-style-name="Table_20_Contents">
      <style:paragraph-properties fo:text-align="center" style:justify-single-word="false"/>
      <style:text-properties style:font-name="Nimbus Sans L1"/>
    </style:style>
    <style:style style:name="P34" style:family="paragraph" style:parent-style-name="InfoBlue">
      <style:text-properties style:font-name="Nimbus Sans L2"/>
    </style:style>
    <style:style style:name="P35" style:family="paragraph" style:parent-style-name="InfoBlue">
      <style:paragraph-properties style:snap-to-layout-grid="false"/>
      <style:text-properties style:font-name="Nimbus Sans L2"/>
    </style:style>
    <style:style style:name="P36" style:family="paragraph" style:parent-style-name="InfoBlue">
      <style:paragraph-properties style:snap-to-layout-grid="false"/>
    </style:style>
    <style:style style:name="P37" style:family="paragraph" style:parent-style-name="Standard">
      <style:text-properties style:font-name="Nimbus Sans L1"/>
    </style:style>
    <style:style style:name="P38" style:family="paragraph" style:parent-style-name="Standard">
      <style:paragraph-properties fo:text-align="justify" style:justify-single-word="false" style:snap-to-layout-grid="false"/>
      <style:text-properties style:font-name="Nimbus Sans L1" fo:font-size="10pt" style:font-size-asian="10pt" style:font-name-complex="Arial" style:font-size-complex="10pt"/>
    </style:style>
    <style:style style:name="P39" style:family="paragraph" style:parent-style-name="Standard">
      <style:paragraph-properties fo:text-align="justify" style:justify-single-word="false" style:snap-to-layout-grid="false"/>
      <style:text-properties style:font-name="Nimbus Sans L1" fo:font-size="10pt" fo:language="es" fo:country="ES" style:font-size-asian="10pt" style:font-name-complex="Arial" style:font-size-complex="10pt"/>
    </style:style>
    <style:style style:name="P40" style:family="paragraph" style:parent-style-name="Standard">
      <style:paragraph-properties fo:text-align="center" style:justify-single-word="false"/>
      <style:text-properties style:font-name="Nimbus Sans L1" fo:font-size="28pt" fo:font-weight="bold" style:font-size-asian="28pt" style:font-weight-asian="bold" style:font-size-complex="28pt" style:font-weight-complex="bold"/>
    </style:style>
    <style:style style:name="P41" style:family="paragraph" style:parent-style-name="Standard">
      <style:paragraph-properties fo:text-align="justify" style:justify-single-word="false"/>
      <style:text-properties style:font-name="Nimbus Sans L1" fo:font-size="11pt" fo:font-weight="bold" style:font-size-asian="11pt" style:font-weight-asian="bold" style:font-size-complex="11pt" style:font-weight-complex="bold"/>
    </style:style>
    <style:style style:name="P42" style:family="paragraph" style:parent-style-name="Standard" style:list-style-name="L3">
      <style:paragraph-properties fo:text-align="justify" style:justify-single-word="false"/>
      <style:text-properties style:font-name="Nimbus Sans L1" fo:font-size="11pt" fo:font-weight="bold" style:font-size-asian="11pt" style:font-weight-asian="bold" style:font-size-complex="11pt" style:font-weight-complex="bold"/>
    </style:style>
    <style:style style:name="P43" style:family="paragraph" style:parent-style-name="Standard">
      <style:paragraph-properties fo:text-align="justify" style:justify-single-word="false"/>
      <style:text-properties style:font-name="Nimbus Sans L1" fo:font-size="11pt" fo:font-weight="normal" style:font-size-asian="11pt" style:font-weight-asian="normal" style:font-size-complex="11pt" style:font-weight-complex="normal"/>
    </style:style>
    <style:style style:name="P44" style:family="paragraph" style:parent-style-name="Standard" style:list-style-name="L2">
      <style:paragraph-properties fo:text-align="justify" style:justify-single-word="false"/>
      <style:text-properties style:font-name="Nimbus Sans L1" fo:font-size="11pt" fo:font-weight="normal" style:font-size-asian="11pt" style:font-weight-asian="normal" style:font-size-complex="11pt" style:font-weight-complex="normal"/>
    </style:style>
    <style:style style:name="P45" style:family="paragraph" style:parent-style-name="Standard" style:list-style-name="L3">
      <style:paragraph-properties fo:text-align="justify" style:justify-single-word="false"/>
      <style:text-properties style:font-name="Nimbus Sans L1" fo:font-size="11pt" fo:font-weight="normal" style:font-size-asian="11pt" style:font-weight-asian="normal" style:font-size-complex="11pt" style:font-weight-complex="normal"/>
    </style:style>
    <style:style style:name="P46" style:family="paragraph" style:parent-style-name="Standard" style:list-style-name="L3">
      <style:paragraph-properties fo:text-align="justify" style:justify-single-word="false"/>
      <style:text-properties style:font-name="Nimbus Sans L1" fo:font-size="11pt" fo:language="es" fo:country="CO" fo:font-weight="bold" style:font-size-asian="11pt" style:language-asian="ar" style:country-asian="SA" style:font-weight-asian="bold" style:font-size-complex="11pt" style:font-weight-complex="bold"/>
    </style:style>
    <style:style style:name="P47" style:family="paragraph" style:parent-style-name="Standard">
      <style:paragraph-properties fo:text-align="justify" style:justify-single-word="false"/>
      <style:text-properties style:font-name="Nimbus Sans L1"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Nimbus Sans L1" fo:font-size="11pt" style:font-size-asian="11pt" style:font-size-complex="11pt"/>
    </style:style>
    <style:style style:name="P49" style:family="paragraph" style:parent-style-name="Standard" style:list-style-name="L4">
      <style:paragraph-properties fo:text-align="justify" style:justify-single-word="false"/>
      <style:text-properties style:font-name="Nimbus Sans L1" fo:font-size="11pt" style:font-size-asian="11pt" style:font-size-complex="11pt"/>
    </style:style>
    <style:style style:name="P50" style:family="paragraph" style:parent-style-name="Standard" style:list-style-name="L6">
      <style:paragraph-properties fo:text-align="justify" style:justify-single-word="false"/>
      <style:text-properties style:font-name="Nimbus Sans L1" fo:font-size="11pt" style:font-size-asian="11pt" style:font-size-complex="11pt"/>
    </style:style>
    <style:style style:name="P51" style:family="paragraph" style:parent-style-name="Standard">
      <style:paragraph-properties fo:text-align="justify" style:justify-single-word="false"/>
      <style:text-properties style:font-name="Nimbus Sans L1" fo:font-size="11pt" style:text-underline-style="none" style:font-size-asian="11pt" style:font-size-complex="11pt"/>
    </style:style>
    <style:style style:name="P52" style:family="paragraph" style:parent-style-name="Standard">
      <style:paragraph-properties fo:text-align="justify" style:justify-single-word="false"/>
      <style:text-properties style:font-name="Nimbus Sans L1" fo:font-style="normal" fo:font-weight="normal" style:font-style-asian="normal" style:font-weight-asian="normal" style:font-style-complex="normal" style:font-weight-complex="normal"/>
    </style:style>
    <style:style style:name="P53" style:family="paragraph" style:parent-style-name="Standard" style:list-style-name="L7">
      <style:paragraph-properties fo:text-align="justify" style:justify-single-word="false"/>
      <style:text-properties style:font-name="Nimbus Sans L1" fo:font-style="normal" fo:font-weight="normal" style:font-style-asian="normal" style:font-weight-asian="normal" style:font-style-complex="normal" style:font-weight-complex="normal"/>
    </style:style>
    <style:style style:name="P54" style:family="paragraph" style:parent-style-name="Standard" style:list-style-name="L8">
      <style:paragraph-properties fo:text-align="justify" style:justify-single-word="false"/>
      <style:text-properties style:font-name="Nimbus Sans L1" fo:font-style="normal" fo:font-weight="normal" style:font-style-asian="normal" style:font-weight-asian="normal" style:font-style-complex="normal" style:font-weight-complex="normal"/>
    </style:style>
    <style:style style:name="P55" style:family="paragraph" style:parent-style-name="Standard" style:list-style-name="L9">
      <style:paragraph-properties fo:text-align="justify" style:justify-single-word="false"/>
      <style:text-properties style:font-name="Nimbus Sans L1" fo:font-style="normal" fo:font-weight="normal" style:font-style-asian="normal" style:font-weight-asian="normal" style:font-style-complex="normal" style:font-weight-complex="normal"/>
    </style:style>
    <style:style style:name="P56" style:family="paragraph" style:parent-style-name="Standard" style:list-style-name="L11">
      <style:paragraph-properties fo:text-align="justify" style:justify-single-word="false" style:snap-to-layout-grid="false"/>
      <style:text-properties style:font-name="Nimbus Sans L1" fo:font-style="normal" fo:font-weight="normal" style:font-style-asian="normal" style:font-weight-asian="normal" style:font-style-complex="normal" style:font-weight-complex="normal"/>
    </style:style>
    <style:style style:name="P57" style:family="paragraph" style:parent-style-name="Standard">
      <style:paragraph-properties style:snap-to-layout-grid="false"/>
      <style:text-properties style:font-name="Nimbus Sans L1" fo:font-weight="bold" style:font-weight-asian="bold" style:font-weight-complex="bold"/>
    </style:style>
    <style:style style:name="P58" style:family="paragraph" style:parent-style-name="Standard">
      <style:text-properties style:font-name="Arial" fo:font-size="10pt" style:font-size-asian="10pt" style:font-name-complex="Arial" style:font-size-complex="10pt"/>
    </style:style>
    <style:style style:name="P59" style:family="paragraph" style:parent-style-name="Standard">
      <style:paragraph-properties fo:text-align="justify" style:justify-single-word="false" style:snap-to-layout-grid="false"/>
      <style:text-properties style:font-name="Arial" fo:font-size="10pt" fo:font-style="italic" style:font-size-asian="10pt" style:font-style-asian="italic" style:font-name-complex="Arial" style:font-size-complex="10pt"/>
    </style:style>
    <style:style style:name="P60" style:family="paragraph" style:parent-style-name="Standard">
      <style:text-properties style:font-name="Arial" fo:font-size="10pt" fo:font-weight="normal" style:font-size-asian="10pt" style:font-weight-asian="normal" style:font-name-complex="Arial" style:font-size-complex="10pt" style:font-weight-complex="normal"/>
    </style:style>
    <style:style style:name="P61" style:family="paragraph" style:parent-style-name="Standard">
      <style:text-properties style:font-name="Arial" fo:font-size="12pt" fo:font-weight="bold" style:font-size-asian="12pt" style:font-weight-asian="bold" style:font-name-complex="Arial" style:font-size-complex="12pt"/>
    </style:style>
    <style:style style:name="P62" style:family="paragraph" style:parent-style-name="Standard" style:list-style-name="L11"/>
    <style:style style:name="P63" style:family="paragraph" style:parent-style-name="Standard">
      <style:paragraph-properties fo:margin-left="0cm" fo:margin-right="0cm" fo:margin-top="0cm" fo:margin-bottom="0cm" fo:text-align="justify" style:justify-single-word="false" fo:orphans="0" fo:widows="0" fo:text-indent="0cm" style:auto-text-indent="false" style:text-autospace="none">
        <style:tab-stops>
          <style:tab-stop style:position="0.635cm"/>
        </style:tab-stops>
      </style:paragraph-properties>
      <style:text-properties style:font-name="Nimbus Sans L1" fo:font-size="11pt" fo:language="es" fo:country="ES" style:text-underline-style="none" fo:font-weight="normal" style:font-name-asian="Arial Unicode MS" style:font-size-asian="11pt" style:font-weight-asian="normal" style:font-name-complex="Arial" style:font-size-complex="11pt" style:font-weight-complex="normal"/>
    </style:style>
    <style:style style:name="P64" style:family="paragraph" style:parent-style-name="Standard">
      <style:paragraph-properties fo:margin-left="0cm" fo:margin-right="0cm" fo:margin-top="0cm" fo:margin-bottom="0cm" fo:text-align="justify" style:justify-single-word="false" fo:orphans="0" fo:widows="0" fo:text-indent="0cm" style:auto-text-indent="false" style:text-autospace="none">
        <style:tab-stops>
          <style:tab-stop style:position="0.635cm"/>
        </style:tab-stops>
      </style:paragraph-properties>
      <style:text-properties style:font-name="Nimbus Sans L1" fo:font-size="11pt" style:text-underline-style="none" fo:font-weight="normal" style:font-name-asian="Arial Unicode MS" style:font-size-asian="11pt" style:font-weight-asian="normal" style:font-name-complex="Arial" style:font-size-complex="11pt" style:font-weight-complex="normal"/>
    </style:style>
    <style:style style:name="P65" style:family="paragraph" style:parent-style-name="Standard">
      <style:paragraph-properties fo:margin-left="0cm" fo:margin-right="0cm" fo:text-align="justify" style:justify-single-word="false" fo:text-indent="0cm" style:auto-text-indent="false" style:snap-to-layout-grid="false"/>
      <style:text-properties style:font-name="Nimbus Sans L1" fo:font-size="9pt" style:font-size-asian="9pt" style:font-size-complex="9pt"/>
    </style:style>
    <style:style style:name="P66" style:family="paragraph" style:parent-style-name="Standard">
      <style:paragraph-properties fo:margin-left="0.635cm" fo:margin-right="0.612cm" fo:margin-top="0.494cm" fo:margin-bottom="0cm" fo:text-align="justify" style:justify-single-word="false" fo:orphans="0" fo:widows="0" fo:text-indent="0cm" style:auto-text-indent="false" style:text-autospace="none">
        <style:tab-stops>
          <style:tab-stop style:position="0.635cm"/>
        </style:tab-stops>
      </style:paragraph-properties>
      <style:text-properties style:font-name="Nimbus Sans L1" fo:font-size="11pt" fo:font-style="italic" style:font-name-asian="Arial Unicode MS" style:font-size-asian="11pt" style:font-style-asian="italic" style:font-name-complex="Arial" style:font-size-complex="11pt" style:font-style-complex="italic"/>
    </style:style>
    <style:style style:name="P67" style:family="paragraph" style:parent-style-name="Standard">
      <style:paragraph-properties fo:margin-left="0.704cm" fo:margin-right="0.49cm" fo:margin-top="0cm" fo:margin-bottom="0cm" fo:text-align="justify" style:justify-single-word="false" fo:orphans="0" fo:widows="0" fo:text-indent="0cm" style:auto-text-indent="false" style:text-autospace="none">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Nimbus Sans L1" fo:font-size="11pt" fo:font-style="italic" style:font-name-asian="Arial Unicode MS" style:font-size-asian="11pt" style:font-style-asian="italic" style:font-name-complex="Arial" style:font-size-complex="11pt" style:font-style-complex="italic"/>
    </style:style>
    <style:style style:name="P68" style:family="paragraph" style:parent-style-name="Normal_20__2b__20_Justificado">
      <style:paragraph-properties fo:margin-left="0cm" fo:margin-right="0cm" fo:margin-top="0cm" fo:margin-bottom="0cm" fo:text-align="justify" style:justify-single-word="false" fo:orphans="0" fo:widows="0" fo:text-indent="0cm" style:auto-text-indent="false" style:text-autospace="none">
        <style:tab-stops>
          <style:tab-stop style:position="0.635cm"/>
        </style:tab-stops>
      </style:paragraph-properties>
      <style:text-properties style:font-name="Nimbus Sans L1" fo:font-size="11pt" style:font-name-asian="Arial Unicode MS" style:font-size-asian="11pt" style:font-name-complex="Arial" style:font-size-complex="11pt"/>
    </style:style>
    <style:style style:name="P69" style:family="paragraph" style:parent-style-name="Normal_20__2b__20_Justificado">
      <style:paragraph-properties fo:margin-left="0cm" fo:margin-right="0cm" fo:margin-top="0cm" fo:margin-bottom="0cm" fo:text-align="justify" style:justify-single-word="false" fo:orphans="0" fo:widows="0" fo:text-indent="0cm" style:auto-text-indent="false" style:text-autospace="none">
        <style:tab-stops>
          <style:tab-stop style:position="0.635cm"/>
        </style:tab-stops>
      </style:paragraph-properties>
      <style:text-properties style:font-name="Nimbus Sans L1" fo:font-size="11pt" style:font-size-asian="11pt" style:font-size-complex="11pt"/>
    </style:style>
    <style:style style:name="P70" style:family="paragraph" style:parent-style-name="Normal_20__2b__20_Justificado">
      <style:paragraph-properties fo:margin-left="0cm" fo:margin-right="0cm" fo:margin-top="0cm" fo:margin-bottom="0cm" fo:text-align="justify" style:justify-single-word="false" fo:orphans="0" fo:widows="0" fo:text-indent="0cm" style:auto-text-indent="false" style:text-autospace="none">
        <style:tab-stops>
          <style:tab-stop style:position="0.635cm"/>
        </style:tab-stops>
      </style:paragraph-properties>
      <style:text-properties style:font-name="Nimbus Sans L1" fo:font-size="11pt" style:text-underline-style="none" fo:font-weight="normal" style:font-name-asian="Arial Unicode MS" style:font-size-asian="11pt" style:font-weight-asian="normal" style:font-name-complex="Arial" style:font-size-complex="11pt" style:font-weight-complex="normal"/>
    </style:style>
    <style:style style:name="P71" style:family="paragraph" style:parent-style-name="InfoBlue">
      <style:paragraph-properties style:snap-to-layout-grid="false"/>
      <style:text-properties style:font-name="Nimbus Sans L1"/>
    </style:style>
    <style:style style:name="P72" style:family="paragraph" style:parent-style-name="InfoBlue">
      <style:text-properties fo:language="es" fo:country="CO" style:language-asian="ar" style:country-asian="SA"/>
    </style:style>
    <style:style style:name="P73" style:family="paragraph" style:parent-style-name="InfoBlue">
      <style:text-properties style:font-name="Arial" fo:font-size="12pt" fo:font-weight="bold" style:font-size-asian="12pt" style:font-weight-asian="bold" style:font-name-complex="Arial" style:font-size-complex="12pt"/>
    </style:style>
    <style:style style:name="P74" style:family="paragraph" style:parent-style-name="InfoBlue">
      <style:text-properties style:font-name="Nimbus Sans L2"/>
    </style:style>
    <style:style style:name="P75" style:family="paragraph" style:parent-style-name="Text_20_body">
      <style:text-properties fo:language="es" fo:country="CO" style:language-asian="ar" style:country-asian="SA"/>
    </style:style>
    <style:style style:name="P76" style:family="paragraph" style:parent-style-name="Text_20_body">
      <style:text-properties fo:language="es" fo:country="ES" style:language-asian="ar" style:country-asian="SA"/>
    </style:style>
    <style:style style:name="P77" style:family="paragraph" style:parent-style-name="Text_20_body">
      <style:text-properties fo:language="en" fo:country="US" style:language-asian="ar" style:country-asian="SA"/>
    </style:style>
    <style:style style:name="P78" style:family="paragraph" style:parent-style-name="Text_20_body">
      <style:paragraph-properties fo:margin-left="0.019cm" fo:margin-right="0cm" fo:text-align="justify" style:justify-single-word="false" fo:text-indent="0cm" style:auto-text-indent="false"/>
      <style:text-properties style:font-name="Nimbus Sans L1" fo:font-size="11pt" style:font-name-asian="Arial Unicode MS" style:font-size-asian="11pt" style:font-name-complex="Arial" style:font-size-complex="11pt"/>
    </style:style>
    <style:style style:name="P79" style:family="paragraph" style:parent-style-name="Text_20_body">
      <style:paragraph-properties fo:margin-left="0.019cm" fo:margin-right="0cm" fo:text-align="justify" style:justify-single-word="false" fo:text-indent="0cm" style:auto-text-indent="false"/>
      <style:text-properties style:font-name="Nimbus Sans L1" fo:font-size="11pt" style:font-size-asian="11pt" style:font-size-complex="11pt"/>
    </style:style>
    <style:style style:name="P80" style:family="paragraph" style:parent-style-name="Text_20_body">
      <style:paragraph-properties fo:margin-left="0cm" fo:margin-right="0cm" fo:text-indent="0cm" style:auto-text-indent="false"/>
      <style:text-properties fo:language="es" fo:country="CO" style:language-asian="ar" style:country-asian="SA"/>
    </style:style>
    <style:style style:name="P81" style:family="paragraph" style:parent-style-name="Text_20_body">
      <style:paragraph-properties fo:margin-left="0cm" fo:margin-right="0cm" fo:text-align="justify" style:justify-single-word="false" fo:text-indent="0cm" style:auto-text-indent="false" style:snap-to-layout-grid="false"/>
      <style:text-properties style:font-name="Nimbus Sans L1"/>
    </style:style>
    <style:style style:name="P82" style:family="paragraph" style:parent-style-name="Text_20_body">
      <style:paragraph-properties fo:margin-left="0cm" fo:margin-right="0cm" fo:text-indent="0cm" style:auto-text-indent="false" style:snap-to-layout-grid="false"/>
      <style:text-properties style:font-name="Nimbus Sans L1"/>
    </style:style>
    <style:style style:name="P83" style:family="paragraph" style:parent-style-name="Text_20_body">
      <style:paragraph-properties fo:margin-left="0cm" fo:margin-right="0cm" fo:text-indent="0cm" style:auto-text-indent="false" style:snap-to-layout-grid="false"/>
      <style:text-properties style:font-name="Nimbus Sans L1" fo:font-weight="bold" style:font-weight-asian="bold" style:font-weight-complex="bold"/>
    </style:style>
    <style:style style:name="P84" style:family="paragraph" style:parent-style-name="Text_20_body">
      <style:paragraph-properties fo:margin-left="0cm" fo:margin-right="0cm" fo:line-height="100%" fo:text-indent="0cm" style:auto-text-indent="false" style:snap-to-layout-grid="false"/>
      <style:text-properties style:font-name="Nimbus Sans L1"/>
    </style:style>
    <style:style style:name="P85" style:family="paragraph" style:parent-style-name="Text_20_body">
      <style:paragraph-properties fo:margin-left="0cm" fo:margin-right="0cm" style:line-height-at-least="0.423cm" fo:text-align="justify" style:justify-single-word="false" fo:orphans="0" fo:widows="0" fo:text-indent="0cm" style:auto-text-indent="false" style:snap-to-layout-grid="false" style:writing-mode="lr-tb"/>
      <style:text-properties style:use-window-font-color="true" style:font-name="Nimbus Sans L1" fo:font-size="10pt" fo:language="es" fo:country="CO" style:font-name-asian="Times New Roman" style:font-size-asian="10pt" style:font-name-complex="Times New Roman" style:font-size-complex="10pt" style:language-complex="ar" style:country-complex="SA"/>
    </style:style>
    <style:style style:name="P86" style:family="paragraph" style:parent-style-name="Text_20_body">
      <style:paragraph-properties fo:margin-left="0.021cm" fo:margin-right="0cm" fo:text-align="justify" style:justify-single-word="false" fo:text-indent="0cm" style:auto-text-indent="false" style:snap-to-layout-grid="false">
        <style:tab-stops/>
      </style:paragraph-properties>
      <style:text-properties style:font-name="Nimbus Sans L1"/>
    </style:style>
    <style:style style:name="P87" style:family="paragraph" style:parent-style-name="Title" style:master-page-name="Standard">
      <style:paragraph-properties style:page-number="auto"/>
      <style:text-properties style:font-name="Nimbus Sans L1"/>
    </style:style>
    <style:style style:name="P88" style:family="paragraph" style:parent-style-name="Heading_20_1">
      <style:text-properties style:font-name="Nimbus Sans L2"/>
    </style:style>
    <style:style style:name="P89" style:family="paragraph" style:parent-style-name="Heading_20_1">
      <style:paragraph-properties>
        <style:tab-stops>
          <style:tab-stop style:position="0cm"/>
        </style:tab-stops>
      </style:paragraph-properties>
      <style:text-properties style:font-name="Nimbus Sans L2"/>
    </style:style>
    <style:style style:name="P90" style:family="paragraph" style:parent-style-name="Contents_20_2">
      <style:paragraph-properties>
        <style:tab-stops>
          <style:tab-stop style:position="15.748cm" style:type="right" style:leader-style="dotted" style:leader-text="."/>
        </style:tab-stops>
      </style:paragraph-properties>
    </style:style>
    <style:style style:name="P91" style:family="paragraph" style:parent-style-name="Contents_20_2">
      <style:paragraph-properties>
        <style:tab-stops>
          <style:tab-stop style:position="15.272cm" style:type="right" style:leader-style="dotted" style:leader-text="."/>
        </style:tab-stops>
      </style:paragraph-properties>
    </style:style>
    <style:style style:name="P92" style:family="paragraph" style:parent-style-name="Contents_20_1">
      <style:paragraph-properties>
        <style:tab-stops>
          <style:tab-stop style:position="16.51cm" style:type="right" style:leader-style="dotted" style:leader-text="."/>
        </style:tab-stops>
      </style:paragraph-properties>
    </style:style>
    <style:style style:name="P93" style:family="paragraph" style:parent-style-name="Contents_20_1">
      <style:paragraph-properties>
        <style:tab-stops>
          <style:tab-stop style:position="16.034cm" style:type="right" style:leader-style="dotted" style:leader-text="."/>
        </style:tab-stops>
      </style:paragraph-properties>
    </style:style>
    <style:style style:name="P94" style:family="paragraph" style:parent-style-name="Heading_20_2">
      <style:text-properties style:font-name="Nimbus Sans L2"/>
    </style:style>
    <style:style style:name="T1" style:family="text">
      <style:text-properties style:font-name="Nimbus Sans L1" fo:font-size="9pt" style:font-size-asian="9pt" style:font-size-complex="9pt"/>
    </style:style>
    <style:style style:name="T2" style:family="text">
      <style:text-properties style:font-name="Nimbus Sans L2"/>
    </style:style>
    <style:style style:name="T3" style:family="text">
      <style:text-properties style:font-name="Nimbus Sans L2" fo:language="en" fo:country="US"/>
    </style:style>
    <style:style style:name="T4" style:family="text">
      <style:text-properties fo:font-weight="normal" style:font-weight-asian="normal" style:font-weight-complex="normal"/>
    </style:style>
    <style:style style:name="T5" style:family="text">
      <style:text-properties fo:font-weight="normal" fo:background-color="transparent"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fo:background-color="transparent" style:font-style-asian="italic" style:font-style-complex="italic"/>
    </style:style>
    <style:style style:name="T9" style:family="text">
      <style:text-properties fo:background-color="transparent"/>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style:font-name-complex="Arial"/>
    </style:style>
    <style:style style:name="T14" style:family="text">
      <style:text-properties style:text-underline-style="none"/>
    </style:style>
    <style:style style:name="T15" style:family="text">
      <style:text-properties style:text-underline-style="none" fo:background-color="transparen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prefix=" " style:num-suffix="." text:bullet-char="•">
        <style:list-level-properties text:min-label-distance="0.381cm"/>
        <style:text-properties style:font-name="StarSymbol"/>
      </text:list-level-style-bullet>
      <text:list-level-style-number text:level="2" text:style-name="Numbering_20_Symbols" style:num-prefix=" " style:num-suffix="." style:num-format="1" text:display-levels="2">
        <style:list-level-properties text:min-label-distance="0.381cm"/>
      </text:list-level-style-number>
      <text:list-level-style-number text:level="3" text:style-name="Numbering_20_Symbols" style:num-prefix=" " style:num-suffix=")" style:num-format="a">
        <style:list-level-properties text:min-label-distance="0.381cm"/>
      </text:list-level-style-number>
      <text:list-level-style-bullet text:level="4" text:style-name="Bullet_20_Symbols" style:num-prefix=" " style:num-suffix=" " text:bullet-char="•">
        <style:list-level-properties text:min-label-distance="0.381cm"/>
        <style:text-properties style:font-name="StarSymbol"/>
      </text:list-level-style-bullet>
      <text:list-level-style-bullet text:level="5" text:style-name="Bullet_20_Symbols" style:num-prefix=" " style:num-suffix=" " text:bullet-char="•">
        <style:list-level-properties text:min-label-distance="0.381cm"/>
        <style:text-properties style:font-name="StarSymbol"/>
      </text:list-level-style-bullet>
      <text:list-level-style-bullet text:level="6" text:style-name="Bullet_20_Symbols" style:num-prefix=" " style:num-suffix=" " text:bullet-char="•">
        <style:list-level-properties text:min-label-distance="0.381cm"/>
        <style:text-properties style:font-name="StarSymbol"/>
      </text:list-level-style-bullet>
      <text:list-level-style-bullet text:level="7" text:style-name="Bullet_20_Symbols" style:num-prefix=" " style:num-suffix=" " text:bullet-char="•">
        <style:list-level-properties text:min-label-distance="0.381cm"/>
        <style:text-properties style:font-name="StarSymbol"/>
      </text:list-level-style-bullet>
      <text:list-level-style-bullet text:level="8" text:style-name="Bullet_20_Symbols" style:num-prefix=" " style:num-suffix=" " text:bullet-char="•">
        <style:list-level-properties text:min-label-distance="0.381cm"/>
        <style:text-properties style:font-name="StarSymbol"/>
      </text:list-level-style-bullet>
      <text:list-level-style-bullet text:level="9" text:style-name="Bullet_20_Symbols" style:num-prefix=" " style:num-suffix=" " text:bullet-char="•">
        <style:list-level-properties text:min-label-distance="0.381cm"/>
        <style:text-properties style:font-name="StarSymbol"/>
      </text:list-level-style-bullet>
      <text:list-level-style-bullet text:level="10" text:style-name="Bullet_20_Symbols" style:num-prefix=" " style:num-suffix=" " text:bullet-char="•">
        <style:list-level-properties text:min-label-distance="0.381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26"/>
      <text:p text:style-name="P26"/>
      <text:p text:style-name="P26"/>
      <text:p text:style-name="P26"/>
      <text:p text:style-name="P26"/>
      <text:p text:style-name="P26"/>
      <text:p text:style-name="P40">Bodega de Datos</text:p>
      <text:p text:style-name="P40">Visión</text:p>
      <text:p text:style-name="P8">Universidad Distrital Francisco José de Caldas</text:p>
      <text:p text:style-name="P9">0.0.0.1</text:p>
      <text:p text:style-name="P6">Visión del proyecto</text:p>
      <text:p text:style-name="P2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4"/>
      <text:p text:style-name="P28">Información General del Documento </text:p>
      <text:p text:style-name="P7"/>
      <table:table table:name="Tabla13" table:style-name="Tabla13">
        <table:table-column table:style-name="Tabla13.A" table:number-columns-repeated="2"/>
        <table:table-column table:style-name="Tabla13.C"/>
        <table:table-column table:style-name="Tabla13.D"/>
        <table:table-row>
          <table:table-cell table:style-name="Tabla13.A1" office:value-type="string">
            <text:p text:style-name="P30">Código <text:s/>del Documento</text:p>
          </table:table-cell>
          <table:table-cell table:style-name="Tabla13.A1" office:value-type="string">
            <text:p text:style-name="P32"/>
          </table:table-cell>
          <table:table-cell table:style-name="Tabla13.A1" office:value-type="string">
            <text:p text:style-name="P30">Versión Actual del Documento</text:p>
          </table:table-cell>
          <table:table-cell table:style-name="Tabla13.D1" office:value-type="string">
            <text:p text:style-name="P32">0.0.0.1</text:p>
          </table:table-cell>
        </table:table-row>
        <table:table-row>
          <table:table-cell table:style-name="Tabla13.A2" office:value-type="string">
            <text:p text:style-name="P30">Descripción General:</text:p>
          </table:table-cell>
          <table:table-cell table:style-name="Tabla13.B2" table:number-columns-spanned="3" office:value-type="string">
            <text:p text:style-name="P43">El presente documento contiene la versión preliminar de trabajo de la Visión del proyecto “Sistema de Bodega de Datos de la Universidad Distrital Francisco José de Caldas”. </text:p>
          </table:table-cell>
          <table:covered-table-cell/>
          <table:covered-table-cell/>
        </table:table-row>
        <table:table-row>
          <table:table-cell table:style-name="Tabla13.A2" office:value-type="string">
            <text:p text:style-name="P30">Términos y condiciones de uso:</text:p>
          </table:table-cell>
          <table:table-cell table:style-name="Tabla13.B2" table:number-columns-spanned="3" office:value-type="string">
            <text:p text:style-name="P43">El contenido de este texto es PRIVADO y la presente versión se considera un documento interno de trabajo. </text:p>
            <text:p text:style-name="P43"/>
            <text:p text:style-name="P41">NO SE AUTORIZA LA REPRODUCCIÓN O DIFUSION POR NINGÚN MEDIO O MECANISMO SIN EL DEBIDO CONTROL Y AUTORIZACIÓN DE LA OFICINA ASESORA DE SISTEMAS.</text:p>
          </table:table-cell>
          <table:covered-table-cell/>
          <table:covered-table-cell/>
        </table:table-row>
      </table:table>
      <text:p text:style-name="P20"/>
      <text:p text:style-name="P25">Historial de versiones</text:p>
      <table:table table:name="Tabla4" table:style-name="Tabla4">
        <table:table-column table:style-name="Tabla4.A"/>
        <table:table-column table:style-name="Tabla4.B"/>
        <table:table-column table:style-name="Tabla4.C"/>
        <table:table-row>
          <table:table-cell table:style-name="Tabla4.A1" office:value-type="string">
            <text:p text:style-name="P31">Código de la Versión</text:p>
          </table:table-cell>
          <table:table-cell table:style-name="Tabla4.A1" office:value-type="string">
            <text:p text:style-name="P31">Fecha </text:p>
          </table:table-cell>
          <table:table-cell table:style-name="Tabla4.C1" office:value-type="string">
            <text:p text:style-name="P31">Autor</text:p>
          </table:table-cell>
        </table:table-row>
        <table:table-row table:style-name="Tabla4.2">
          <table:table-cell table:style-name="Tabla4.A2" office:value-type="string">
            <text:p text:style-name="P33">0.0.0.1</text:p>
          </table:table-cell>
          <table:table-cell table:style-name="Tabla4.A2" office:value-type="string">
            <text:p text:style-name="P29">11 de Noviembre de 2008</text:p>
          </table:table-cell>
          <table:table-cell table:style-name="Tabla4.C2" office:value-type="string">
            <text:p text:style-name="P41">Oficina Asesora de Sistemas </text:p>
          </table:table-cell>
        </table:table-row>
        <table:table-row>
          <table:table-cell table:style-name="Tabla4.A2" office:value-type="string">
            <text:p text:style-name="P33"/>
          </table:table-cell>
          <table:table-cell table:style-name="Tabla4.A2" office:value-type="string">
            <text:p text:style-name="P29"/>
          </table:table-cell>
          <table:table-cell table:style-name="Tabla4.C2" office:value-type="string">
            <text:p text:style-name="P29"/>
          </table:table-cell>
        </table:table-row>
        <table:table-row>
          <table:table-cell table:style-name="Tabla4.A2" office:value-type="string">
            <text:p text:style-name="P33"/>
          </table:table-cell>
          <table:table-cell table:style-name="Tabla4.A2" office:value-type="string">
            <text:p text:style-name="P29"/>
          </table:table-cell>
          <table:table-cell table:style-name="Tabla4.C2" office:value-type="string">
            <text:p text:style-name="P29"/>
          </table:table-cell>
        </table:table-row>
        <table:table-row>
          <table:table-cell table:style-name="Tabla4.A2" office:value-type="string">
            <text:p text:style-name="P33"/>
          </table:table-cell>
          <table:table-cell table:style-name="Tabla4.A2" office:value-type="string">
            <text:p text:style-name="P29"/>
          </table:table-cell>
          <table:table-cell table:style-name="Tabla4.C2" office:value-type="string">
            <text:p text:style-name="P29"/>
          </table:table-cell>
        </table:table-row>
        <table:table-row>
          <table:table-cell table:style-name="Tabla4.A2" office:value-type="string">
            <text:p text:style-name="P33"/>
          </table:table-cell>
          <table:table-cell table:style-name="Tabla4.A2" office:value-type="string">
            <text:p text:style-name="P29"/>
          </table:table-cell>
          <table:table-cell table:style-name="Tabla4.C2" office:value-type="string">
            <text:p text:style-name="P29"/>
          </table:table-cell>
        </table:table-row>
      </table:table>
      <text:p text:style-name="P19"/>
      <text:p text:style-name="P1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Contents_20_Heading"><text:soft-page-break/></text:p>
      <text:table-of-content text:style-name="Sect1" text:protected="true" text:name="Índice de contenido1">
        <text:table-of-content-source text:outline-level="10">
          <text:index-title-template text:style-name="Contents_20_Heading">Tabla de contenid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abla de contenido</text:p>
          </text:index-title>
          <text:p text:style-name="P93">1. Introducción<text:tab/>4</text:p>
          <text:p text:style-name="P93">2. Oportunidad de Negocio<text:tab/>6</text:p>
          <text:p text:style-name="P91">2.1 Declaración del Problema<text:tab/>8</text:p>
          <text:p text:style-name="P91">2.3 Definición de la Solución Propuesta<text:tab/>9</text:p>
          <text:p text:style-name="P93">3. Descripción de los Interesados<text:tab/>10</text:p>
          <text:p text:style-name="P91">3.1 Resumen de interesados<text:tab/>10</text:p>
          <text:p text:style-name="P91">3.2 Ambiente de Trabajo de los Usuarios<text:tab/>13</text:p>
          <text:p text:style-name="P93">4. Visión General del Producto<text:tab/>14</text:p>
          <text:p text:style-name="P91">4.1 Necesidades y Características<text:tab/>14</text:p>
          <text:p text:style-name="P93">5. Otros Requisitos del Producto<text:tab/>15</text:p>
        </text:index-body>
      </text:table-of-content>
      <text:p text:style-name="P92"/>
      <text:p text:style-name="P41"/>
      <text:p text:style-name="P1"/>
      <text:p text:style-name="P1"/>
      <text:p text:style-name="P1"/>
      <text:p text:style-name="P1"/>
      <text:p text:style-name="P1"/>
      <text:p text:style-name="P11"/>
      <text:p text:style-name="P11"/>
      <text:p text:style-name="P11"/>
      <text:p text:style-name="P11"/>
      <text:p text:style-name="P1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2"/>
      <text:list xml:id="list301410018" text:style-name="Outline">
        <text:list-item>
          <text:h text:style-name="P89" text:outline-level="1" text:restart-numbering="true" text:start-value="-1"><text:s/>Introducción</text:h>
        </text:list-item>
      </text:list>
      <text:p text:style-name="P1"/>
      <text:p text:style-name="P43">El papel protagónico que juega la Universidad Distrital en el desarrollo socio-cultural y económico de la ciudad le impone retos continuos de crecimiento, adaptación y mejoramiento institucional. En este contexto dinámico las directivas deben <text:span text:style-name="T6">interpretar continuamente las realidades internas</text:span>- y las interrelaciones sectoriales; para proyectar efectivamente las políticas y directrices que se habrán de seguir en el cumplimiento de los objetivos misionales. <text:s/>Lo anterior, lejos de ser un proceso operativo, se convierte en una <text:span text:style-name="T6">investigación evaluativa</text:span> que indaga en la organización en busca de elementos que permitan <text:span text:style-name="T6">describir, analizar, comparar y explica</text:span>r cada uno de<text:span text:style-name="T9"> los componentes y relaciones del</text:span> sistema universitario.</text:p>
      <text:p text:style-name="P43"/>
      <text:p text:style-name="P43">Las decisiones estratégicas requieren un riguroso <text:span text:style-name="T6">análisis de información</text:span> para disminuir la incertidumbre del impacto asociado a las propuestas de cambios y modificación de procesos. Junto con esto, los directivos deben confirmar y evaluar los resultados de la gestión y de las estrategias planteadas realizando seguimientos a indicadores claves de desempeño (proceso, progreso y ejecución). Es evidente que para estas tareas la disponibilidad de información de calidad <text:s/>es un pilar sobre el cual se fundamentan todas las estrategias de estudio, análisis, intervención, verificación, control y evaluación. </text:p>
      <text:p text:style-name="P43"/>
      <text:p text:style-name="P43">Por su naturaleza los sistemas de información operativos transaccionales, están optimizados para el soporte de procesos administrativos y financieros. Dichos procesos están caracterizados por <text:span text:style-name="T6">actividades intensivas</text:span> de inserción y actualización de datos y <text:span text:style-name="T6">actividades extensivas</text:span> en relación al análisis estratégico de la información. Los procesos de dirección actúan de forma inversa: Son <text:span text:style-name="T6">intensivos en las tareas de análisis</text:span> de información y extensivos en cuanto a actividades de actualización e inserción de registros. Estos últimos requieren tener una <text:span text:style-name="T6">visión holística</text:span> de la información institucional, centrada en áreas temáticas más que en procesos específicos.</text:p>
      <text:p text:style-name="P43"/>
      <text:p text:style-name="P43">Un <text:span text:style-name="T6">sistema de Bodega de Datos</text:span> de nueva generación cumple las funciones requeridas para apoyar los procesos anteriormente detallados, ofreciendo características únicas tales como:</text:p>
      <text:p text:style-name="P43"/>
      <text:list xml:id="list1479397603" text:style-name="L2">
        <text:list-item>
          <text:p text:style-name="P44"><text:span text:style-name="T10">Orientación Temática:</text:span> todos los datos de la bodega están organizados de acuerdo a las reglas del negocio y a eventos específicos del dominio – por ejemplo: evaluación docente, contratación docente, inscripción de estudiantes, costos por proyecto curricular, etc. Con esto el sistema puede responder a preguntas específicas de cada tema considerando la interrelación de procesos, información y datos. En su conjunto esto conduce a una <text:span text:style-name="T6">Correlación Temática de Datos</text:span>.</text:p>
          <text:p text:style-name="P44"/>
        </text:list-item>
        <text:list-item>
          <text:p text:style-name="P44"><text:span text:style-name="T10">Sincronización: </text:span>los datos en la bodega ingresan siguiendo reglas de carga, filtrado, extracción, pre-procesamiento y análisis heurístico que <text:span text:style-name="T9">se diseñan </text:span>a partir del análisis de los procesos del dominio y reglas de calidad y seguridad de la <text:soft-page-break/>información. Con esto se garantiza un repositorio consolidado, confiable, íntegro y de alta disponibilidad que permite a los actores tener una visión compartida y única, tanto para el apoyo en la toma de decisiones como para la rendición de cuentas en procesos de autoevaluación, coevaluación, heteroevaluación, control y auditoria.</text:p>
          <text:p text:style-name="P44"/>
        </text:list-item>
        <text:list-item>
          <text:p text:style-name="P44"><text:span text:style-name="T10">No volatilidad de datos: </text:span>Cuando un dato ingresa a la bodega, siguiendo todas las reglas, se convierte en un <text:span text:style-name="T6">activo identificado y valorado de conocimiento institucional</text:span>. Su custodia pasa a un estado prioritario lo que impide su cambio o borrado. La bodega por tanto es un mecanismo único de manejo de activos intangibles inédito en la Universidad.</text:p>
          <text:p text:style-name="P44"/>
        </text:list-item>
        <text:list-item>
          <text:p text:style-name="P44"><text:span text:style-name="T10">Integridad, confidencialidad, confiabilidad y disponibilidad:</text:span> La bodega contiene datos de la mayoría o todos los sistemas transaccionales corrigiendo <text:span text:style-name="T12">desde la fuente los eventos de multi-valencia y ambigüedad; esto crea un ambiente confiable de información.. El acceso está garantizado de acuerdo a arquitecturas de datos optimizadas para la búsqueda asociadas a herramientas de procesamiento analítico. </text:span></text:p>
        </text:list-item>
      </text:list>
      <text:p text:style-name="P47"/>
      <text:p text:style-name="P43"><text:span text:style-name="T12">Los sistemas de bodegas de datos incluyen subsistemas de soporte a la decisión, análisis estadístico, gestión de conocimiento y control de indicadores que dotan a las directivas de herramientas únicas que potencian prácticas de Inteligencia de Negocio (</text:span><text:span text:style-name="T6">Bussiness Intelligence</text:span><text:span text:style-name="T12">), control y seguimiento de indicadores (balanced scoreboard), acreditación y aseguramiento de la calidad.</text:span></text:p>
      <text:p text:style-name="P47"/>
      <text:p text:style-name="P43"/>
      <text:p text:style-name="P43">En general, los beneficios que obtiene la Universidad al implementar el sistema de bodega de datos, y que no puede obtener con un sistema transaccional, son:</text:p>
      <text:p text:style-name="P43"/>
      <text:list xml:id="list1655595682" text:style-name="L3">
        <text:list-item>
          <text:p text:style-name="P45"><text:span text:style-name="T11">Propiciar procesos de empoderamiento de directivas:</text:span> Habilitando acceso directo y pertinente a información integra, exacta, consistente y no volatil de toda la Universidad por medio del uso intensivo de herramientas adecuadas para el análisis.</text:p>
        </text:list-item>
        <text:list-item>
          <text:p text:style-name="P45"><text:span text:style-name="T11">Favorece la re-asignación de unidades de trabajo:</text:span> integrando el personal utilizado en procesos de obtención, verificación y consolidación de datos; a procesos de análisis e interpretación de información institucional.</text:p>
        </text:list-item>
        <text:list-item>
          <text:p text:style-name="P42">Fomenta la cultura de trabajo multi e inter disciplinario: <text:span text:style-name="T4">Los actores que usan las herramientas y alimentan la bodega, <text:s/>de forma constructiva toman conciencia del papel que realmente desempeñan en el desarrollo institucional pues obtienen <text:s/>una visión universal de las interrelaciones de la información con toda la estructura institucional.</text:span></text:p>
        </text:list-item>
        <text:list-item>
          <text:p text:style-name="P42">Mejora la calidad de la información: <text:span text:style-name="T4">Cuando los tomadores de decisiones tienen acceso a un amplio rango de información pueden definir de forma eficaz y eficiente las actividades prioritarias de mejoramiento. Con el tiempo la conciencia del valor de la información en cada dependencia decantará en un mejor tratamiento de la misma.</text:span></text:p>
        </text:list-item>
        <text:list-item>
          <text:p text:style-name="P42">Patrocina el cambio de prácticas institucionales:<text:span text:style-name="T4"> Al tener un repositorio centralizado las inconsistencias en la información serán fácilmente detectadas, </text:span><text:span text:style-name="T5">generando </text:span><text:span text:style-name="T4">peticiones inmediatas de validación y corrección. La integración institucional de datos pondrá de manifiesto el papel de cada dependencia en el </text:span><text:soft-page-break/><text:span text:style-name="T4">engranaje estratégico lo que a través del tiempo puede generar un crecimiento en la calidad de la información.</text:span></text:p>
        </text:list-item>
        <text:list-item>
          <text:p text:style-name="P46">Incrementa la seguridad en el manejo de la información. <text:span text:style-name="T4">La integración de nuevos procesos centrados en la información, presiona la inclusión de prácticas, conciencia y controles de seguridad de la información. La identificación de </text:span><text:span text:style-name="T5"><text:s/>fuentes</text:span><text:span text:style-name="T4"> y responsables bajan el riesgo de repudio. </text:span></text:p>
        </text:list-item>
      </text:list>
      <text:list xml:id="list1382057933" text:continue-list="list301410018" text:style-name="Outline">
        <text:list-item>
          <text:h text:style-name="P88" text:outline-level="1"><text:s/>Oportunidad de Negocio</text:h>
        </text:list-item>
      </text:list>
      <text:p text:style-name="P78">En la Universidad Distrital Francisco José de Caldas una gran cantidad de procesos están apoyados en sistemas de información académico - administrativos de desarrollo propio o por sistemas proveídos por terceros. Estos sistemas son eficace<text:span text:style-name="T9">s en cuanto el soporte</text:span> de actividades operativas de la institución pero, debido a su <text:span text:style-name="T7">naturaleza transaccional</text:span> y tipo de desarrollo, presentan pobre desempeño cuando son sometidos a rutinas de procesamiento analítico de datos por parte de usuarios no expertos: seguimiento histórico de datos e indicadores, consultas temáticas, consolidados gráficos, proyecciones, inferencias, entre otras <text:s/>necesidades de los directivos y las peticiones de los organismos de seguimiento y control.</text:p>
      <text:p text:style-name="P68"/>
      <text:p text:style-name="P69">A principios del año 2008 la Contraloría de Bogotá entregó el <text:span text:style-name="T6">Informe de Auditoría Gubernamental con Enfoque Integral – Modalidad Regular;</text:span><text:span text:style-name="T13"> con el cual se daba cuenta de la primera fase de auditoría efectuada a la Universidad Distrital. En este informe el órgano de control </text:span>concluía que en la Institución: </text:p>
      <text:p text:style-name="P66">La carencia de un sistema de información integral obstaculiza el acceso a la memoria institucional para la interrelación de las diferentes dependencias. Se observó desorganización en los archivos y la existencia de documentación sin clasificar ni archivar, a pesar de que la Universidad implementó acciones tendientes a conservar la memoria institucional... la falta de implementación del sistema de información no permite el control de las actividades financieras, contables y presupuestales hecho que ha conllevado a la Universidad a que la información presentada sea diferente y al carecer de la validación de la misma, por contar con información manual y en hojas Excel.</text:p>
      <text:p text:style-name="P68"/>
      <text:p text:style-name="P68">Hecho que ya había sido determinado a partir de autoevaluaciones institucionales realizadas por la misma Oficina Asesora de Sistemas donde se concluía que:</text:p>
      <text:p text:style-name="P68"/>
      <text:p text:style-name="P67">La UD. requiere de un Sistema de Información Integrado que le permita armonizar con todas las dependencias tanto administrativas como académicas y que a su vez facilite la interacción adecuada de estudiantes, docentes y administrativos con miras al mejoramiento en el cumplimiento de las políticas generales de la Universidad. <text:s/>Por otro lado, aunque de manera desorganizada se han <text:s/>ido adquiriendo y desarrollando herramientas computacionales que nos permiten poder organizar nuestros propios Sistemas de Información y de Comunicaciones no se ha podido hacer un mejor uso de la tecnología adquirida. </text:p>
      <text:p text:style-name="P68"/>
      <text:p text:style-name="P68"><text:soft-page-break/>El Sistema de información académico – administrativo ha tenido un desarrollo extensivo en los últimos veinte años pero esto no ha sido suficiente debido a cambios en las directivas que desconocen la planificación que ha considerado los componentes de TI como elementos transversales a todos los procesos de la Universidad. Este hecho genera un despliegue mínimo del gobierno de TI y una pobre alineación de éste con los gobiernos institucionales y los modelos de calidad y seguridad.</text:p>
      <text:p text:style-name="P68"/>
      <text:p text:style-name="P68">En este escenario los procesos de la Universidad Distrital están parcialmente automatizados y la información de aquellos que no están considerados en el sistema de información institucional no se encuentra identificada, clasificada y analizada (silos de información). Así, tareas de agregación, consolidación y generación de informes presentan grandes dificultades. La sincronización de la información guardada en dichos silos se realiza de forma manual o semi-automatizada lo que genera redundancia y no integridad en los datos que la Universidad maneja. </text:p>
      <text:p text:style-name="P68"/>
      <text:p text:style-name="P70">La información que sirve de soporte a los procesos que están por fuera del Sistema de Información transaccional no está debidamente custodiada. Los esquemas de acceso y de manejo de la misma son pobres o están ausentes. Al no existir un inventario completo que identifique y valore los activos de información, ni un medio claro desde el cual la alta dirección institucional pueda extraer reportes que tengan definidos las fuentes, mucha de la información estratégica puede ser accedida por personal no capacitado ni autorizado para su uso. La fuga de información es un riesgo alto en ese grupo de procesos. </text:p>
      <text:p text:style-name="P70"/>
      <text:p text:style-name="P79">Teniendo en cuenta los factores asntes mencionados la Universidad Distrital, en su proyecto de Plan de Desarrollo, plantea una estrategia institucional que persigue:</text:p>
      <text:p text:style-name="P48"/>
      <text:p text:style-name="P48"><text:span text:style-name="T11">Política 4:</text:span> Modernización de la gestión administrativa, financiera y del talento humano.</text:p>
      <text:p text:style-name="P48"/>
      <text:p text:style-name="P48"><text:span text:style-name="T11">Estrategia 4: </text:span><text:s/>Mejoramiento de la productividad de los recursos institucionales. </text:p>
      <text:p text:style-name="P48"/>
      <text:p text:style-name="P48">Como pilar fundamental se presenta el <text:span text:style-name="T11">Programa 1</text:span>:</text:p>
      <text:p text:style-name="P48"/>
      <text:list xml:id="list291599033" text:style-name="L4">
        <text:list-item>
          <text:p text:style-name="P49">Desarrollo de un Sistema Integrado y articulado de información de la gestión académica y administrativa de la Universidad.</text:p>
        </text:list-item>
      </text:list>
      <text:p text:style-name="P48"/>
      <text:p text:style-name="P48">Que se concreta en <text:span text:style-name="T9">los siguientes </text:span>proyectos específicos que permiten:</text:p>
      <text:p text:style-name="P48"/>
      <text:list xml:id="list483910389" text:style-name="L6">
        <text:list-item>
          <text:p text:style-name="P50"><text:span text:style-name="T11">Proyecto 1.</text:span> Desarrollar el sistema de informática y de telecomunicaciones de la Universidad. </text:p>
        </text:list-item>
        <text:list-item>
          <text:p text:style-name="P50"><text:span text:style-name="T11">Proyecto 2.</text:span> Crear y fortalecer un sistema de información para la rendición de cuentas. </text:p>
        </text:list-item>
      </text:list>
      <text:p text:style-name="P51"/>
      <text:p text:style-name="P48"><text:span text:style-name="T14">El encuadramiento estratégico del proyecto de </text:span>bodega de datos<text:span text:style-name="T14"> </text:span><text:span text:style-name="T15">le garantiza respaldo institucional y lo convierte en un proyecto base sobre el cual se despliegan tecnologías y herramientas de inteligencia de negocios (B</text:span><text:span text:style-name="T8">usiness Intelligence</text:span><text:span text:style-name="T15">) que apoyen efectivamente la toma de decisiones y la rendición de cuentas a los organismos de control, la comunidad y </text:span><text:soft-page-break/><text:span text:style-name="T15">e</text:span><text:span text:style-name="T14">l sector.</text:span></text:p>
      <text:p text:style-name="P64"/>
      <text:p text:style-name="P64"/>
      <text:p text:style-name="P63"/>
      <text:p text:style-name="P76"/>
      <text:list xml:id="list614730267" text:continue-list="list1382057933" text:style-name="Outline">
        <text:list-item>
          <text:list>
            <text:list-item>
              <text:h text:style-name="P94" text:outline-level="2"><text:s/>Declaración del Problema</text:h>
            </text:list-item>
          </text:list>
        </text:list-item>
      </text:list>
      <text:p text:style-name="P72"/>
      <table:table table:name="Tabla1" table:style-name="Tabla1">
        <table:table-column table:style-name="Tabla1.A"/>
        <table:table-column table:style-name="Tabla1.B"/>
        <table:table-row table:style-name="Tabla1.1">
          <table:table-cell table:style-name="Tabla1.A1" office:value-type="string">
            <text:p text:style-name="P38">El problema de</text:p>
          </table:table-cell>
          <table:table-cell table:style-name="Tabla1.B1" office:value-type="string">
            <text:p text:style-name="P52">No tener información institucional identificada, clasificada y disponible de forma oportuna</text:p>
          </table:table-cell>
        </table:table-row>
        <table:table-row table:style-name="Tabla1.1">
          <table:table-cell table:style-name="Tabla1.A2" office:value-type="string">
            <text:p text:style-name="P38">Afecta a</text:p>
          </table:table-cell>
          <table:table-cell table:style-name="Tabla1.B2" office:value-type="string">
            <text:list xml:id="list264851295" text:style-name="L7">
              <text:list-header>
                <text:p text:style-name="P53">Consejo Superior</text:p>
                <text:p text:style-name="P53">Rector</text:p>
                <text:p text:style-name="P53">Vicerrector Académico</text:p>
                <text:p text:style-name="P53">Vicerrector Administrativo</text:p>
                <text:p text:style-name="P53">Decanos</text:p>
                <text:p text:style-name="P53">Jefes de Dependencia</text:p>
                <text:p text:style-name="P53">Comites (Acreditación, Calidad, Currículo, informática, etc)</text:p>
                <text:p text:style-name="P53">Entidades de Control</text:p>
              </text:list-header>
            </text:list>
            <text:p text:style-name="P52">Docentes</text:p>
            <text:p text:style-name="P52">Estudiantes</text:p>
            <text:p text:style-name="P52">Personal Administrativo</text:p>
            <text:p text:style-name="P52">Ciudadanía</text:p>
          </table:table-cell>
        </table:table-row>
        <table:table-row table:style-name="Tabla1.1">
          <table:table-cell table:style-name="Tabla1.A2" office:value-type="string">
            <text:p text:style-name="P38">Quienes</text:p>
          </table:table-cell>
          <table:table-cell table:style-name="Tabla1.B2" office:value-type="string">
            <text:list xml:id="list1930284558" text:continue-list="list264851295" text:style-name="L7">
              <text:list-item text:start-value="1">
                <text:p text:style-name="P53">No cuentan con una base de información integrada, completa y confiable <text:s/>que les permita tener un conocimiento profundo de las operaciones y procesos institucionales.</text:p>
              </text:list-item>
              <text:list-item>
                <text:p text:style-name="P53">Toman decisiones considerando solo un conjunto reducido de información y datos, que conduce a representaciones sesgadas de la realidad institucional.</text:p>
              </text:list-item>
              <text:list-item>
                <text:p text:style-name="P53">Encuentran obstáculos para determinar y aprender constructiva y colectivamente factores claves de la institución; <text:s/>y como estos se relacionan y afectan otras dependencias</text:p>
              </text:list-item>
              <text:list-item>
                <text:p text:style-name="P53">No pueden realizar seguimientos que les permita entender como van evolucionando los procesos de mejora a través del tiempo.</text:p>
              </text:list-item>
              <text:list-item>
                <text:p text:style-name="P53">No pueden comparar con alto grado de confiabilidad el desempeño de la institución con relación a otras instituciones o estándares.</text:p>
              </text:list-item>
              <text:list-item>
                <text:p text:style-name="P53">Se enfrentan a islas de información que requieren altos esfuerzos administrativos, no replicables, para ser consolidadas. <text:s/></text:p>
              </text:list-item>
            </text:list>
            <text:p text:style-name="Standard"/>
          </table:table-cell>
        </table:table-row>
        <table:table-row table:style-name="Tabla1.1">
          <table:table-cell table:style-name="Tabla1.A2" office:value-type="string">
            <text:p text:style-name="P39">Una solución con éxito debería ser</text:p>
          </table:table-cell>
          <table:table-cell table:style-name="Tabla1.B2" office:value-type="string">
            <text:list xml:id="list1545532996" text:continue-list="list1930284558" text:style-name="L7">
              <text:list-item text:start-value="1">
                <text:p text:style-name="P53"><text:span text:style-name="T11">Un Repositorio Único, Sincronizado y no volatil</text:span>: en donde los datos ingresen siguiendo reglas de carga, filtrado, extracción, pre-procesamiento y análisis heurístico que <text:span text:style-name="T9">se diseñen </text:span>a partir del análisis de los <text:span text:style-name="T6">procesos del dominio,</text:span> <text:span text:style-name="T6">reglas de calidad</text:span> y <text:span text:style-name="T6">seguridad de la información</text:span>. La solución debe garantizar un repositorio <text:soft-page-break/>consolidado, confiable, íntegro y de alta disponibilidad que permita a los actores tener una visión compartida y única, tanto para el apoyo en la toma de decisiones como para la rendición de cuentas en procesos de autoevaluación, coevaluación, heteroevaluación, control y auditoria.</text:p>
                <text:p text:style-name="P53"/>
              </text:list-item>
              <text:list-item>
                <text:p text:style-name="P53"><text:span text:style-name="T11">Un sistema de Orientación Temática:</text:span> todos los datos deben estar organizados de acuerdo a las reglas del negocio (estatutos, acuerdos, resoluciones, mejores prácticas, códigos, etc) y a los procesos estratégicos y misionales de la institución. Con esto el sistema debe tener la capacidad de dar respuesta a preguntas específicas de cada tema considerando la interrelación de procesos, información y datos. En su conjunto esto conduce a una Correlación Temática de Datos.</text:p>
              </text:list-item>
              <text:list-item>
                <text:p text:style-name="P53"><text:span text:style-name="T11">Un sistema que garantice y preserve las características de Integridad, confidencialidad, confiabilidad y disponibilidad de la información institucional:</text:span> conteniendo datos de la mayoría o todos los sistemas que apoyan los procesos académicos y administrativos corrigiendo desde la fuente errores y ambigüedades. </text:p>
              </text:list-item>
            </text:list>
          </table:table-cell>
        </table:table-row>
      </table:table>
      <text:list xml:id="list1993621925" text:continue-list="list614730267" text:style-name="Outline">
        <text:list-item>
          <text:list>
            <text:list-item>
              <text:h text:style-name="P94" text:outline-level="2"/>
            </text:list-item>
            <text:list-item>
              <text:h text:style-name="P94" text:outline-level="2"><text:s/>Definición de la Solución Propuesta</text:h>
            </text:list-item>
          </text:list>
        </text:list-item>
      </text:list>
      <text:p text:style-name="P21"/>
      <table:table table:name="Tabla2" table:style-name="Tabla2">
        <table:table-column table:style-name="Tabla2.A"/>
        <table:table-column table:style-name="Tabla2.B"/>
        <table:table-row table:style-name="Tabla2.1">
          <table:table-cell table:style-name="Tabla2.A1" office:value-type="string">
            <text:p text:style-name="P15">Para</text:p>
          </table:table-cell>
          <table:table-cell table:style-name="Tabla2.B1" office:value-type="string">
            <text:p text:style-name="P52">La comunidad de la Universidad Distrital Francisco José de Caldas, sus Directivas Institucionales, Jefes de Dependencia, Comités, diferentes entidades de Control y ciudadanos</text:p>
          </table:table-cell>
        </table:table-row>
        <table:table-row table:style-name="Tabla2.1">
          <table:table-cell table:style-name="Tabla2.A2" office:value-type="string">
            <text:p text:style-name="P15">El Sistema Institucional Integrado de Datos</text:p>
          </table:table-cell>
          <table:table-cell table:style-name="Tabla2.B2" office:value-type="string">
            <text:p text:style-name="P52">Es un sistema de bodega de datos</text:p>
          </table:table-cell>
        </table:table-row>
        <table:table-row table:style-name="Tabla2.1">
          <table:table-cell table:style-name="Tabla2.A2" office:value-type="string">
            <text:p text:style-name="P15">Que</text:p>
          </table:table-cell>
          <table:table-cell table:style-name="Tabla2.B2" office:value-type="string">
            <text:p text:style-name="P52">Integra en un único portal herramientas de <text:span text:style-name="T6">inteligencia de negocio</text:span>, de <text:span text:style-name="T6">administración estratégica</text:span>, de <text:span text:style-name="T6">seguimiento de indicadores</text:span>, <text:s/>de <text:span text:style-name="T6">gestión de conocimiento</text:span> y de <text:span text:style-name="T6">análisis e integración de información</text:span>, con base en un repositorio único y centralizado que garantiza la integridad y calidad de la información identificada y clasificada en la institución.</text:p>
            <text:p text:style-name="P52"/>
          </table:table-cell>
        </table:table-row>
        <table:table-row table:style-name="Tabla2.1">
          <table:table-cell table:style-name="Tabla2.A2" office:value-type="string">
            <text:p text:style-name="P15">A diferencia de</text:p>
          </table:table-cell>
          <table:table-cell table:style-name="Tabla2.B2" office:value-type="string">
            <text:p text:style-name="P52">Suites de inteligencia de negocio y datawarehouse genéricos</text:p>
          </table:table-cell>
        </table:table-row>
        <table:table-row table:style-name="Tabla2.1">
          <table:table-cell table:style-name="Tabla2.A5" office:value-type="string">
            <text:p text:style-name="P15">Nuestro producto</text:p>
          </table:table-cell>
          <table:table-cell table:style-name="Tabla2.B5" office:value-type="string">
            <text:list xml:id="list347738666" text:style-name="L8">
              <text:list-item>
                <text:p text:style-name="P54">Usa estándares abiertos teniendo en cuenta los requisitos específicos de la institución.</text:p>
              </text:list-item>
              <text:list-item>
                <text:p text:style-name="P54">Se incorpora progresivamente al quehacer institucional minimizando el impacto asociado a factores de sicología organizacional tales como: oposición al cambio, <text:s/>la re- estructuración de procesos, el desmonte de micropoderes, la saturación de información, entre otras.</text:p>
              </text:list-item>
              <text:list-item>
                <text:p text:style-name="P54"><text:soft-page-break/>Contempla en etapas tempranas de desarrollo los requisitos asociados con el apoyo al proceso de acreditación institucional y de reforma institucional.</text:p>
              </text:list-item>
              <text:list-item>
                <text:p text:style-name="P54">Es 100% orientado al trabajo en red.</text:p>
              </text:list-item>
              <text:list-item>
                <text:p text:style-name="P54">Es desarrollado por personal que, en conjunto, cuenta con más de 40 años de experiencia directa con la Universidad, su entorno y cultura organizacional, sus modelos de desarrollo y su cadena de valor (procesos estratégicos, misionales y de apoyo)</text:p>
              </text:list-item>
              <text:list-item>
                <text:p text:style-name="P54">al igual que el proceso de desarrollo y los resultados de los estudios que lo soportan constituyen un activo para la institución. </text:p>
              </text:list-item>
            </text:list>
          </table:table-cell>
        </table:table-row>
      </table:table>
      <text:p text:style-name="InfoBlue"/>
      <text:list xml:id="list1952356170" text:continue-list="list1993621925" text:style-name="Outline">
        <text:list-item>
          <text:h text:style-name="Heading_20_1" text:outline-level="1"><text:span text:style-name="T2"><text:s/>Descripción de los Interesados</text:span></text:h>
          <text:list>
            <text:list-item>
              <text:h text:style-name="P94" text:outline-level="2"><text:s/>Resumen de interesados</text:h>
            </text:list-item>
          </text:list>
        </text:list-item>
      </text:list>
      <text:p text:style-name="P34"/>
      <table:table table:name="Tabla3" table:style-name="Tabla3">
        <table:table-column table:style-name="Tabla3.A"/>
        <table:table-column table:style-name="Tabla3.B"/>
        <table:table-column table:style-name="Tabla3.C"/>
        <table:table-header-rows>
          <table:table-row table:style-name="Tabla3.1">
            <table:table-cell table:style-name="Tabla3.A1" office:value-type="string">
              <text:p text:style-name="P57">Nombre</text:p>
            </table:table-cell>
            <table:table-cell table:style-name="Tabla3.A1" office:value-type="string">
              <text:p text:style-name="P57">Descripción</text:p>
            </table:table-cell>
            <table:table-cell table:style-name="Tabla3.C1" office:value-type="string">
              <text:p text:style-name="P57">Responsabilidades</text:p>
            </table:table-cell>
          </table:table-row>
        </table:table-header-rows>
        <table:table-row table:style-name="Tabla3.1">
          <table:table-cell table:style-name="Tabla3.A1" office:value-type="string">
            <text:p text:style-name="P85">Director del Proyecto</text:p>
          </table:table-cell>
          <table:table-cell table:style-name="Tabla3.A1" office:value-type="string">
            <text:p text:style-name="P85">Lider general del proyecto que se encarga de aprobar los artefactos principales y decisiones de desarrollo.</text:p>
          </table:table-cell>
          <table:table-cell table:style-name="Tabla3.C1" office:value-type="string">
            <text:list xml:id="list456202551" text:style-name="L9">
              <text:list-item>
                <text:p text:style-name="P55"><text:bookmark-start text:name="award1"/>A<text:bookmark-end text:name="award1"/>probar los artefactos visión, especificación de requisitos funcionales, especificación de requisitos de soporte, plan general de trabajo y cronograma.</text:p>
              </text:list-item>
              <text:list-item>
                <text:p text:style-name="P55">Garantizar el flujo de recursos necesarios para el logro de los objetivos del proyecto.</text:p>
              </text:list-item>
              <text:list-item>
                <text:p text:style-name="P55">Realizar auditorías al final de cada fase.</text:p>
              </text:list-item>
              <text:list-item>
                <text:p text:style-name="P55">Gestionar la institucionalización de las políticas de manejo de la información.</text:p>
              </text:list-item>
              <text:list-item>
                <text:p text:style-name="P55">Conformar el equipo de trabajo.</text:p>
              </text:list-item>
            </text:list>
            <text:p text:style-name="P52"/>
          </table:table-cell>
        </table:table-row>
        <table:table-row table:style-name="Tabla3.1">
          <table:table-cell table:style-name="Tabla3.A3" office:value-type="string">
            <text:p text:style-name="P52">Jefe de Proyecto</text:p>
          </table:table-cell>
          <table:table-cell table:style-name="Tabla3.A3" office:value-type="string">
            <text:p text:style-name="P81">Coordina y verifica que los objetivos del desarrollo se cumplen de acuerdo a los planes trazados.</text:p>
          </table:table-cell>
          <table:table-cell table:style-name="Tabla3.C3" office:value-type="string">
            <text:list xml:id="list2000193826" text:style-name="L11">
              <text:list-item>
                <text:p text:style-name="P62">Aprobar u obtener aprobación de alto nivel cuando asi se requiera de todos los artefactos del proyecto.</text:p>
              </text:list-item>
              <text:list-item>
                <text:p text:style-name="P62">Realizar auditorías períodicas al finalizar cada iteración.</text:p>
              </text:list-item>
              <text:list-item>
                <text:p text:style-name="P62">Aprobar el modelo de madurez del desarrollo.</text:p>
              </text:list-item>
            </text:list>
            <text:p text:style-name="P82"/>
          </table:table-cell>
        </table:table-row>
        <table:table-row table:style-name="Tabla3.1">
          <table:table-cell table:style-name="Tabla3.A3" office:value-type="string">
            <text:p text:style-name="P52">Lider de Desarrollo</text:p>
            <text:p text:style-name="P52">(administrador del Proyecto)</text:p>
          </table:table-cell>
          <table:table-cell table:style-name="Tabla3.A3" office:value-type="string">
            <text:p text:style-name="P81">Lidera la planeación del proyecto, coordina interacciones con los stakeholders y conserva el equipo del proyecto enfocado en alcanzar los objetivos del <text:soft-page-break/>proyecto.</text:p>
          </table:table-cell>
          <table:table-cell table:style-name="Tabla3.C3" office:value-type="string">
            <text:p text:style-name="P71"/>
          </table:table-cell>
        </table:table-row>
        <table:table-row table:style-name="Tabla3.1">
          <table:table-cell table:style-name="Tabla3.A3" office:value-type="string">
            <text:p text:style-name="P52">Jefe de Proceso</text:p>
          </table:table-cell>
          <table:table-cell table:style-name="Tabla3.A3" office:value-type="string">
            <text:p text:style-name="P52">Metodólogo con experiencia en desarrollos de software</text:p>
          </table:table-cell>
          <table:table-cell table:style-name="Tabla3.C3" office:value-type="string">
            <text:list xml:id="list1345634045" text:continue-list="list2000193826" text:style-name="L11">
              <text:list-item text:start-value="1">
                <text:p text:style-name="P62">Capacitar y apoyar al equipo de desarrollo en cuanto al proceso de desarrollo.</text:p>
              </text:list-item>
              <text:list-item>
                <text:p text:style-name="P62">Realizar una metodología para determinar el proceso a seguir en el desarrollo.</text:p>
              </text:list-item>
              <text:list-item>
                <text:p text:style-name="P62">Verificar que los actividades asociadas al desarrollo estén de acuerdo a los lineamientos del proceso de desarrollo.</text:p>
              </text:list-item>
              <text:list-item>
                <text:p text:style-name="P62">Coordinar las actividades de apertura y cierre de iteraciones.</text:p>
              </text:list-item>
            </text:list>
          </table:table-cell>
        </table:table-row>
        <table:table-row table:style-name="Tabla3.1">
          <table:table-cell table:style-name="Tabla3.A3" office:value-type="string">
            <text:p text:style-name="P52">Desarrollador</text:p>
          </table:table-cell>
          <table:table-cell table:style-name="Tabla3.A3" office:value-type="string">
            <text:p text:style-name="P81">Desarrolla una parte del sistema, incluyendo diseñar esta para que se ajuste a la arquitectura, posiblemente prototipar la interfaz de usuario y entonces implementar, hacer pruebas unitarias e integrar los componentes que son parte de la solución</text:p>
          </table:table-cell>
          <table:table-cell table:style-name="Tabla3.C3" office:value-type="string">
            <text:p text:style-name="P71"/>
          </table:table-cell>
        </table:table-row>
        <table:table-row table:style-name="Tabla3.1">
          <table:table-cell table:style-name="Tabla3.A3" office:value-type="string">
            <text:p text:style-name="P52">Arquitecto</text:p>
          </table:table-cell>
          <table:table-cell table:style-name="Tabla3.A3" office:value-type="string">
            <text:p text:style-name="P86">Diseña la arquitectura del software, la cual incluye tomar las principales decisiones técnicas que condicionan globalmente el diseño y la implementación del proyecto</text:p>
          </table:table-cell>
          <table:table-cell table:style-name="Tabla3.C3" office:value-type="string">
            <text:p text:style-name="P71"/>
          </table:table-cell>
        </table:table-row>
        <table:table-row table:style-name="Tabla3.1">
          <table:table-cell table:style-name="Tabla3.A3" office:value-type="string">
            <text:p text:style-name="P52">Ingeniero de Pruebas (Inspector)</text:p>
          </table:table-cell>
          <table:table-cell table:style-name="Tabla3.A3" office:value-type="string">
            <text:p text:style-name="P81">Ejecuta la actividades principales del esfuerzo de las pruebas. Estas actividades incluyen identificar, definir, implementar y dirigir las pruebas necesarias, como también verificar los resultados de las pruebas y analizar los resultados.</text:p>
          </table:table-cell>
          <table:table-cell table:style-name="Tabla3.C3" office:value-type="string">
            <text:list xml:id="list477142162" text:continue-numbering="true" text:style-name="L11">
              <text:list-header>
                <text:p text:style-name="P62">Identificar las pruebas que se requiere llevar a cabo </text:p>
              </text:list-header>
              <text:list-item>
                <text:p text:style-name="P62">Identificar el proceso más apropiado para implementar una prueba dada </text:p>
              </text:list-item>
              <text:list-item>
                <text:p text:style-name="P62">Implementar pruebas individuales</text:p>
              </text:list-item>
              <text:list-item>
                <text:p text:style-name="P62">Preparar y ejecutar las pruebas</text:p>
              </text:list-item>
              <text:list-item>
                <text:p text:style-name="P62">Registrar resultados y verificar que las pruebas hayan sido ejecutadas</text:p>
              </text:list-item>
              <text:list-item>
                <text:p text:style-name="P62">Análisis y recuperación de errores de ejecución.</text:p>
              </text:list-item>
              <text:list-item>
                <text:p text:style-name="P62">Comunicar los resultados de las pruebas al equipo</text:p>
              </text:list-item>
            </text:list>
          </table:table-cell>
        </table:table-row>
        <table:table-row table:style-name="Tabla3.1">
          <table:table-cell table:style-name="Tabla3.A3" office:value-type="string">
            <text:p text:style-name="P52">Analista</text:p>
          </table:table-cell>
          <table:table-cell table:style-name="Tabla3.A3" office:value-type="string">
            <text:p text:style-name="P81">Representa al cliente y los usuarios finales involucrados, obteniendo información desde los interesados <text:soft-page-break/>para entender el problema a ser resuelto y capturar y ajustar las prioridades para los requerimientos.</text:p>
          </table:table-cell>
          <table:table-cell table:style-name="Tabla3.C3" office:value-type="string">
            <text:list xml:id="list970930348" text:continue-list="list477142162" text:style-name="L11">
              <text:list-item text:start-value="1">
                <text:p text:style-name="P62">Colaborar con la definición de la visión del proyecto.</text:p>
              </text:list-item>
              <text:list-item>
                <text:p text:style-name="P62">Encontrar y bosquejar los requisitos funcionales y no funcionales del sistema</text:p>
              </text:list-item>
              <text:list-item>
                <text:p text:style-name="P62">Describir de forma completa los <text:soft-page-break/>requisitos del sistema</text:p>
              </text:list-item>
            </text:list>
          </table:table-cell>
        </table:table-row>
        <table:table-row table:style-name="Tabla3.1">
          <table:table-cell table:style-name="Tabla3.A3" office:value-type="string">
            <text:p text:style-name="P52">Integrante del Consejo Superior Universitario</text:p>
          </table:table-cell>
          <table:table-cell table:style-name="Tabla3.A3" office:value-type="string">
            <text:p text:style-name="P71"/>
          </table:table-cell>
          <table:table-cell table:style-name="Tabla3.C3" office:value-type="string">
            <text:list xml:id="list488463294" text:continue-list="list970930348" text:style-name="L11">
              <text:list-item text:start-value="1">
                <text:p text:style-name="P62">Realizar seguimiento a los resultados del desarrollo del sistema.</text:p>
              </text:list-item>
              <text:list-item>
                <text:p text:style-name="P62">Definir y verificar la funcionalidad del sistema de acuerdo a sus necesidades.</text:p>
              </text:list-item>
              <text:list-item>
                <text:p text:style-name="P62">Crear y aprobar las políticas de manejo, seguridad y divulgación de la información. </text:p>
                <text:p text:style-name="P62"/>
              </text:list-item>
            </text:list>
          </table:table-cell>
        </table:table-row>
        <table:table-row table:style-name="Tabla3.1">
          <table:table-cell table:style-name="Tabla3.A3" office:value-type="string">
            <text:p text:style-name="P52">Rector</text:p>
          </table:table-cell>
          <table:table-cell table:style-name="Tabla3.A3" office:value-type="string">
            <text:p text:style-name="P71"/>
          </table:table-cell>
          <table:table-cell table:style-name="Tabla3.C3" office:value-type="string">
            <text:list xml:id="list1893367908" text:continue-list="list488463294" text:style-name="L11">
              <text:list-item text:start-value="1">
                <text:p text:style-name="P56">Aprobar recursos necesarios para el desarrollo del sistema.</text:p>
              </text:list-item>
              <text:list-item>
                <text:p text:style-name="P56">Realizar seguimiento a los resultados del desarrollo del sistema.</text:p>
                <text:p text:style-name="P56"/>
              </text:list-item>
              <text:list-item>
                <text:p text:style-name="P56">Definir y verificar la funcionalidad del sistema de acuerdo a sus necesidades.</text:p>
              </text:list-item>
              <text:list-item>
                <text:p text:style-name="P56">Crear y aprobar las políticas de manejo, seguridad y divulgación de la información. </text:p>
                <text:p text:style-name="P56"/>
              </text:list-item>
            </text:list>
          </table:table-cell>
        </table:table-row>
        <table:table-row table:style-name="Tabla3.1">
          <table:table-cell table:style-name="Tabla3.A3" office:value-type="string">
            <text:p text:style-name="P52">Vicerrector Académico</text:p>
          </table:table-cell>
          <table:table-cell table:style-name="Tabla3.A3" office:value-type="string">
            <text:p text:style-name="P71"/>
          </table:table-cell>
          <table:table-cell table:style-name="Tabla3.C3" office:value-type="string">
            <text:list xml:id="list1721544374" text:continue-list="list1893367908" text:style-name="L11">
              <text:list-item text:start-value="1">
                <text:p text:style-name="P56">Realizar seguimiento a los resultados del desarrollo del sistema.</text:p>
              </text:list-item>
              <text:list-item>
                <text:p text:style-name="P56">Definir y verificar la funcionalidad del sistema de acuerdo a sus necesidades.</text:p>
              </text:list-item>
              <text:list-item>
                <text:p text:style-name="P56">Crear y aprobar las políticas de manejo, seguridad y divulgación de la información. </text:p>
                <text:p text:style-name="P56"/>
              </text:list-item>
            </text:list>
          </table:table-cell>
        </table:table-row>
        <table:table-row table:style-name="Tabla3.1">
          <table:table-cell table:style-name="Tabla3.A3" office:value-type="string">
            <text:p text:style-name="P52">Vicerrector Administrativo</text:p>
          </table:table-cell>
          <table:table-cell table:style-name="Tabla3.A3" office:value-type="string">
            <text:p text:style-name="P71"/>
          </table:table-cell>
          <table:table-cell table:style-name="Tabla3.C3" office:value-type="string">
            <text:list xml:id="list1312962017" text:continue-list="list1721544374" text:style-name="L11">
              <text:list-item text:start-value="1">
                <text:p text:style-name="P56">Aprobar recursos necesarios para el desarrollo del sistema.</text:p>
              </text:list-item>
              <text:list-item>
                <text:p text:style-name="P56">Realizar seguimiento a los resultados del desarrollo del sistema.</text:p>
              </text:list-item>
              <text:list-item>
                <text:p text:style-name="P56">Definir y verificar la funcionalidad del sistema de acuerdo a sus necesidades.</text:p>
              </text:list-item>
              <text:list-item>
                <text:p text:style-name="P56">Crear y aprobar las políticas de manejo, seguridad y divulgación de la información. </text:p>
                <text:p text:style-name="P56"/>
              </text:list-item>
            </text:list>
          </table:table-cell>
        </table:table-row>
        <table:table-row table:style-name="Tabla3.1">
          <table:table-cell table:style-name="Tabla3.A3" office:value-type="string">
            <text:p text:style-name="P52">Decano</text:p>
          </table:table-cell>
          <table:table-cell table:style-name="Tabla3.A3" office:value-type="string">
            <text:p text:style-name="P71"/>
          </table:table-cell>
          <table:table-cell table:style-name="Tabla3.C3" office:value-type="string">
            <text:list xml:id="list930242961" text:continue-list="list1312962017" text:style-name="L11">
              <text:list-item text:start-value="1">
                <text:p text:style-name="P56">Definir y verificar <text:s/>la funcionalidad <text:soft-page-break/>del sistema de acuerdo a sus necesidades.</text:p>
              </text:list-item>
            </text:list>
          </table:table-cell>
        </table:table-row>
        <table:table-row table:style-name="Tabla3.1">
          <table:table-cell table:style-name="Tabla3.A3" office:value-type="string">
            <text:p text:style-name="P52">Jefe de Dependencia</text:p>
          </table:table-cell>
          <table:table-cell table:style-name="Tabla3.A3" office:value-type="string">
            <text:p text:style-name="P71"/>
          </table:table-cell>
          <table:table-cell table:style-name="Tabla3.C3" office:value-type="string">
            <text:list xml:id="list216896356" text:continue-list="list930242961" text:style-name="L11">
              <text:list-item text:start-value="1">
                <text:p text:style-name="P56">Definir y verificar la funcionalidad del sistema de acuerdo a sus necesidades.</text:p>
              </text:list-item>
            </text:list>
          </table:table-cell>
        </table:table-row>
        <table:table-row table:style-name="Tabla3.1">
          <table:table-cell table:style-name="Tabla3.A3" office:value-type="string">
            <text:p text:style-name="P52">Comité Institucional de Acreditación</text:p>
          </table:table-cell>
          <table:table-cell table:style-name="Tabla3.A3" office:value-type="string">
            <text:p text:style-name="P71"/>
          </table:table-cell>
          <table:table-cell table:style-name="Tabla3.C3" office:value-type="string">
            <text:list xml:id="list1826302759" text:continue-list="list216896356" text:style-name="L11">
              <text:list-item text:start-value="1">
                <text:p text:style-name="P56">Definir y verificar la funcionalidad del sistema de acuerdo a sus necesidades.</text:p>
              </text:list-item>
            </text:list>
          </table:table-cell>
        </table:table-row>
        <table:table-row table:style-name="Tabla3.1">
          <table:table-cell table:style-name="Tabla3.A3" office:value-type="string">
            <text:p text:style-name="P52">Comité de informática</text:p>
          </table:table-cell>
          <table:table-cell table:style-name="Tabla3.A3" office:value-type="string">
            <text:p text:style-name="P71"/>
          </table:table-cell>
          <table:table-cell table:style-name="Tabla3.C3" office:value-type="string">
            <text:list xml:id="list1846793958" text:continue-list="list1826302759" text:style-name="L11">
              <text:list-item text:start-value="1">
                <text:p text:style-name="P56">Definir y verificar la funcionalidad del sistema de acuerdo a sus necesidades.</text:p>
              </text:list-item>
            </text:list>
          </table:table-cell>
        </table:table-row>
        <table:table-row table:style-name="Tabla3.1">
          <table:table-cell table:style-name="Tabla3.A3" office:value-type="string">
            <text:p text:style-name="P52">Estudiante</text:p>
          </table:table-cell>
          <table:table-cell table:style-name="Tabla3.A3" office:value-type="string">
            <text:p text:style-name="P71"/>
          </table:table-cell>
          <table:table-cell table:style-name="Tabla3.C3" office:value-type="string">
            <text:list xml:id="list1575527716" text:continue-list="list1846793958" text:style-name="L11">
              <text:list-item text:start-value="1">
                <text:p text:style-name="P56">Definir y verificar la funcionalidad del sistema de acuerdo a sus necesidades.</text:p>
              </text:list-item>
            </text:list>
          </table:table-cell>
        </table:table-row>
        <table:table-row table:style-name="Tabla3.1">
          <table:table-cell table:style-name="Tabla3.A3" office:value-type="string">
            <text:p text:style-name="P52">Funcionario Administrativo</text:p>
          </table:table-cell>
          <table:table-cell table:style-name="Tabla3.A3" office:value-type="string">
            <text:p text:style-name="P71"/>
          </table:table-cell>
          <table:table-cell table:style-name="Tabla3.C3" office:value-type="string">
            <text:list xml:id="list1985020692" text:continue-list="list1575527716" text:style-name="L11">
              <text:list-item text:start-value="1">
                <text:p text:style-name="P56">Definir y verificar la funcionalidad del sistema de acuerdo a sus necesidades.</text:p>
              </text:list-item>
            </text:list>
          </table:table-cell>
        </table:table-row>
        <table:table-row table:style-name="Tabla3.1">
          <table:table-cell table:style-name="Tabla3.A3" office:value-type="string">
            <text:p text:style-name="P52">Docente</text:p>
          </table:table-cell>
          <table:table-cell table:style-name="Tabla3.A3" office:value-type="string">
            <text:p text:style-name="P71"/>
          </table:table-cell>
          <table:table-cell table:style-name="Tabla3.C3" office:value-type="string">
            <text:list xml:id="list287706265" text:continue-list="list1985020692" text:style-name="L11">
              <text:list-item text:start-value="1">
                <text:p text:style-name="P56">Definir y verificar la funcionalidad del sistema de acuerdo a sus necesidades.</text:p>
              </text:list-item>
            </text:list>
          </table:table-cell>
        </table:table-row>
        <table:table-row table:style-name="Tabla3.1">
          <table:table-cell table:style-name="Tabla3.A3" office:value-type="string">
            <text:p text:style-name="P52">Egresado</text:p>
          </table:table-cell>
          <table:table-cell table:style-name="Tabla3.A3" office:value-type="string">
            <text:p text:style-name="P71"/>
          </table:table-cell>
          <table:table-cell table:style-name="Tabla3.C3" office:value-type="string">
            <text:list xml:id="list453609069" text:continue-list="list287706265" text:style-name="L11">
              <text:list-item text:start-value="1">
                <text:p text:style-name="P56">Definir y verificar la funcionalidad del sistema de acuerdo a sus necesidades.</text:p>
              </text:list-item>
            </text:list>
          </table:table-cell>
        </table:table-row>
        <table:table-row table:style-name="Tabla3.1">
          <table:table-cell table:style-name="Tabla3.A3" office:value-type="string">
            <text:p text:style-name="P52">Ciudadano</text:p>
          </table:table-cell>
          <table:table-cell table:style-name="Tabla3.A3" office:value-type="string">
            <text:p text:style-name="P71"/>
          </table:table-cell>
          <table:table-cell table:style-name="Tabla3.C3" office:value-type="string">
            <text:list xml:id="list1769391146" text:continue-list="list453609069" text:style-name="L11">
              <text:list-item text:start-value="1">
                <text:p text:style-name="P56">Definir y verificar la funcionalidad del sistema de acuerdo a sus necesidades.</text:p>
              </text:list-item>
            </text:list>
          </table:table-cell>
        </table:table-row>
        <table:table-row table:style-name="Tabla3.1">
          <table:table-cell table:style-name="Tabla3.A3" office:value-type="string">
            <text:p text:style-name="P52">Entes externos de control</text:p>
          </table:table-cell>
          <table:table-cell table:style-name="Tabla3.A3" office:value-type="string">
            <text:p text:style-name="P71"/>
          </table:table-cell>
          <table:table-cell table:style-name="Tabla3.C3" office:value-type="string">
            <text:list xml:id="list1036978837" text:continue-list="list1769391146" text:style-name="L11">
              <text:list-item text:start-value="1">
                <text:p text:style-name="P56">Proveer políticas, modelos, guías de manejo y divulgación de la información, en <text:s/>procesos especificos. </text:p>
              </text:list-item>
            </text:list>
          </table:table-cell>
        </table:table-row>
      </table:table>
      <text:p text:style-name="Standard"/>
      <text:list xml:id="list796782830" text:continue-list="list1952356170" text:style-name="Outline">
        <text:list-item>
          <text:list>
            <text:list-item>
              <text:h text:style-name="P94" text:outline-level="2"><text:s/>Ambiente de Trabajo de los Usuarios</text:h>
            </text:list-item>
          </text:list>
        </text:list-item>
      </text:list>
      <text:p text:style-name="P34">[Detallar el ambiente de trabajo de los usuarios objetivo del proyecto. Algunas preguntas a resolver:</text:p>
      <text:p text:style-name="P34">Número de personas involucradas en completar una tarea. ¿Dicho número es variable?</text:p>
      <text:p text:style-name="P34">¿Cuanto dura un ciclo completa de tarea? ¿ Cuanto tiempo se gasta en cada actividad? ¿Dichos tiempos cambian?</text:p>
      <text:p text:style-name="P34">Restricciones de contexto: aplicación móvil, a la intemperie, altas temperaturas, etc..</text:p>
      <text:p text:style-name="P34">¿ Que plataformas de sistemas están en uso al día de hoy? ¿ Cuales se tienen proyectadas?</text:p>
      <text:p text:style-name="P34">¿ Que otras aplicaciones están en uso? ¿ La aplicación objeto de estudio necesita integrarse con ellas?</text:p>
      <text:p text:style-name="P34">En este numeral es aconsejable incluir apartes del Modelo de Negocio lo cual ayuda a bosquejar las tareas y roles involucrados.]</text:p>
      <text:p text:style-name="P80"/>
      <text:p text:style-name="P80"/>
      <text:p text:style-name="P80"><text:soft-page-break/></text:p>
      <text:p text:style-name="P80"/>
      <text:p text:style-name="P80"/>
      <text:p text:style-name="P80"/>
      <text:p text:style-name="P80"/>
      <text:list xml:id="list2050067324" text:continue-numbering="true" text:style-name="Outline">
        <text:list-item>
          <text:h text:style-name="P88" text:outline-level="1"><text:s/>Visión General del Producto</text:h>
          <text:list>
            <text:list-item>
              <text:h text:style-name="P94" text:outline-level="2"><text:s/>Necesidades y Características</text:h>
            </text:list-item>
          </text:list>
        </text:list-item>
      </text:list>
      <text:p text:style-name="InfoBlue"><text:span text:style-name="T3"/></text:p>
      <text:p text:style-name="P77"/>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83">Necesidad</text:p>
          </table:table-cell>
          <table:table-cell table:style-name="Tabla5.A1" office:value-type="string">
            <text:p text:style-name="P83">Prioridad</text:p>
          </table:table-cell>
          <table:table-cell table:style-name="Tabla5.A1" office:value-type="string">
            <text:p text:style-name="P83">Características</text:p>
          </table:table-cell>
          <table:table-cell table:style-name="Tabla5.D1" office:value-type="string">
            <text:p text:style-name="P83">Solución Sugerida</text:p>
          </table:table-cell>
        </table:table-row>
        <table:table-row table:style-name="Tabla5.1">
          <table:table-cell table:style-name="Tabla5.A1" office:value-type="string">
            <text:p text:style-name="P82">Identificar los activos de información</text:p>
          </table:table-cell>
          <table:table-cell table:style-name="Tabla5.A1" office:value-type="string">
            <text:p text:style-name="P82">ALTA</text:p>
          </table:table-cell>
          <table:table-cell table:style-name="Tabla5.A1" office:value-type="string">
            <text:p text:style-name="P82">Conocer la <text:s text:c="2"/>información que se genera y se utiliza en los procesos academicos y administrativo de la universidad.</text:p>
          </table:table-cell>
          <table:table-cell table:style-name="Tabla5.D1" office:value-type="string">
            <text:p text:style-name="P82">Sistema de identificación y valoración de activos basado en el modelo MAGERIT.</text:p>
            <text:p text:style-name="P82">Entrevistas, encuestas y talleres con los responsables de los procesos</text:p>
          </table:table-cell>
        </table:table-row>
        <table:table-row table:style-name="Tabla5.1">
          <table:table-cell table:style-name="Tabla5.A3" office:value-type="string">
            <text:p text:style-name="P82">Valorar activos de información</text:p>
          </table:table-cell>
          <table:table-cell table:style-name="Tabla5.A3" office:value-type="string">
            <text:p text:style-name="P82">ALTA</text:p>
          </table:table-cell>
          <table:table-cell table:style-name="Tabla5.A3" office:value-type="string">
            <text:p text:style-name="P82">Identificar <text:s/>el tipo, historico, grado de importancia, <text:s/>procesos asociados, resultados <text:s/>y procedencia de la información identificada.</text:p>
          </table:table-cell>
          <table:table-cell table:style-name="Tabla5.D3" office:value-type="string">
            <text:p text:style-name="P82">Sistema de identificación y valoración de activos basado en el modelo MAGERIT.</text:p>
            <text:p text:style-name="P82">Entrevistas, encuestas y talleres con los responsables de los procesos</text:p>
          </table:table-cell>
        </table:table-row>
        <table:table-row table:style-name="Tabla5.1">
          <table:table-cell table:style-name="Tabla5.A3" office:value-type="string">
            <text:p text:style-name="P82">Administrar procesos</text:p>
          </table:table-cell>
          <table:table-cell table:style-name="Tabla5.A3" office:value-type="string">
            <text:p text:style-name="P82">ALTA</text:p>
          </table:table-cell>
          <table:table-cell table:style-name="Tabla5.A3" office:value-type="string">
            <text:p text:style-name="P82">Controlar la aplicación de las politicas y modelos externos e internos para lograr obtener información de calidad.</text:p>
          </table:table-cell>
          <table:table-cell table:style-name="Tabla5.D3" office:value-type="string">
            <text:p text:style-name="P82"/>
          </table:table-cell>
        </table:table-row>
        <table:table-row table:style-name="Tabla5.1">
          <table:table-cell table:style-name="Tabla5.A3" office:value-type="string">
            <text:p text:style-name="P82">Administrar modelos de gestión y evaluación </text:p>
          </table:table-cell>
          <table:table-cell table:style-name="Tabla5.A3" office:value-type="string">
            <text:p text:style-name="P82">ALTA</text:p>
          </table:table-cell>
          <table:table-cell table:style-name="Tabla5.A3" office:value-type="string">
            <text:p text:style-name="P82">Los resultados de los procesos estrategicos y misionales deben ser medidos periodicamente por medio de un sistema basado <text:soft-page-break/>en indicadores.</text:p>
          </table:table-cell>
          <table:table-cell table:style-name="Tabla5.D3" office:value-type="string">
            <text:p text:style-name="P82">Sistema <text:s/>de gestión de modelos tomando como referencia los propuestos por MECI, CNA, SACES, SNIES.</text:p>
          </table:table-cell>
        </table:table-row>
        <table:table-row table:style-name="Tabla5.1">
          <table:table-cell table:style-name="Tabla5.A3" office:value-type="string">
            <text:p text:style-name="P82">Administrar activos de información</text:p>
          </table:table-cell>
          <table:table-cell table:style-name="Tabla5.A3" office:value-type="string">
            <text:p text:style-name="P82">ALTA</text:p>
          </table:table-cell>
          <table:table-cell table:style-name="Tabla5.A3" office:value-type="string">
            <text:p text:style-name="P82">Asegurar la integridad, calidad, disponibilidad, versatilidad y divulgación de la información.</text:p>
          </table:table-cell>
          <table:table-cell table:style-name="Tabla5.D3" office:value-type="string">
            <text:p text:style-name="P82">Sistema de identificación y valoración de activos basado en el modelo MAGERIT.</text:p>
            <text:p text:style-name="P82"/>
          </table:table-cell>
        </table:table-row>
        <table:table-row table:style-name="Tabla5.1">
          <table:table-cell table:style-name="Tabla5.A3" office:value-type="string">
            <text:p text:style-name="P82">Ver información de cumplimiento de indicadores</text:p>
          </table:table-cell>
          <table:table-cell table:style-name="Tabla5.A3" office:value-type="string">
            <text:p text:style-name="P82">ALTA</text:p>
          </table:table-cell>
          <table:table-cell table:style-name="Tabla5.A3" office:value-type="string">
            <text:p text:style-name="P82">Visualizar la aplicación detallada de las politicas y modelos externos e internos, en los diferentes procesos academicos y administrativos de la universidad.</text:p>
          </table:table-cell>
          <table:table-cell table:style-name="Tabla5.D3" office:value-type="string">
            <text:p text:style-name="P82">Sistema de gestión de indicadores tomando como base los modelas de BALANCED SCORE BOARD <text:s/></text:p>
          </table:table-cell>
        </table:table-row>
        <table:table-row table:style-name="Tabla5.1">
          <table:table-cell table:style-name="Tabla5.A3" office:value-type="string">
            <text:p text:style-name="P82">Visualizar informacion de forma integral.</text:p>
          </table:table-cell>
          <table:table-cell table:style-name="Tabla5.A3" office:value-type="string">
            <text:p text:style-name="P82">ALTA</text:p>
          </table:table-cell>
          <table:table-cell table:style-name="Tabla5.A3" office:value-type="string">
            <text:p text:style-name="P84">Visualizar la información en un ambiente unico que considere procesos relacionados. <text:s/></text:p>
          </table:table-cell>
          <table:table-cell table:style-name="Tabla5.D3" office:value-type="string">
            <text:p text:style-name="P82">Sistema de interacción social en red.</text:p>
          </table:table-cell>
        </table:table-row>
        <table:table-row table:style-name="Tabla5.1">
          <table:table-cell table:style-name="Tabla5.A3" office:value-type="string">
            <text:p text:style-name="P82">Generar una visión de los procesos en el tiempo.</text:p>
            <text:p text:style-name="P82"/>
          </table:table-cell>
          <table:table-cell table:style-name="Tabla5.A3" office:value-type="string">
            <text:p text:style-name="P82">ALTA</text:p>
          </table:table-cell>
          <table:table-cell table:style-name="Tabla5.A3" office:value-type="string">
            <text:p text:style-name="P82">Realizar proyecciones y simulaciones del comportamiento de los procesos y su información relacionada, deacuerdo a datos historicos o de prueba.</text:p>
          </table:table-cell>
          <table:table-cell table:style-name="Tabla5.D3" office:value-type="string">
            <text:p text:style-name="P82">Sistema analitico e inferencial que implemente tecnicas estadisticas e inteligencia artificial.</text:p>
          </table:table-cell>
        </table:table-row>
      </table:table>
      <text:p text:style-name="Standard"/>
      <text:list xml:id="list1362039749" text:continue-numbering="true" text:style-name="Outline">
        <text:list-item>
          <text:h text:style-name="P88" text:outline-level="1"><text:s/>Otros Requisitos del Producto</text:h>
        </text:list-item>
      </text:list>
      <text:p text:style-name="P73"/>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83">Requisito</text:p>
          </table:table-cell>
          <table:table-cell table:style-name="Tabla6.A1" office:value-type="string">
            <text:p text:style-name="P83">Prioridad</text:p>
          </table:table-cell>
          <table:table-cell table:style-name="Tabla6.C1" office:value-type="string">
            <text:p text:style-name="P83">Solución Sugerida</text:p>
          </table:table-cell>
        </table:table-row>
        <table:table-row table:style-name="Tabla6.1">
          <table:table-cell table:style-name="Tabla6.A1" office:value-type="string">
            <text:p text:style-name="P82">Infraestructura de hardware de alto desempeño</text:p>
          </table:table-cell>
          <table:table-cell table:style-name="Tabla6.A1" office:value-type="string">
            <text:p text:style-name="P82">Media</text:p>
          </table:table-cell>
          <table:table-cell table:style-name="Tabla6.C1" office:value-type="string">
            <text:p text:style-name="P82">Implementación de una grilla.<text:note text:id="ftn0" text:note-class="footnote"><text:note-citation>1</text:note-citation><text:note-body><text:p text:style-name="P65"><text:span text:style-name="T6"><text:tab/></text:span></text:p></text:note-body></text:note> </text:p>
          </table:table-cell>
        </table:table-row>
        <table:table-row table:style-name="Tabla6.1">
          <table:table-cell table:style-name="Tabla6.A3" office:value-type="string">
            <text:p text:style-name="P82">Plataforma de desarrollo 100% software libre</text:p>
          </table:table-cell>
          <table:table-cell table:style-name="Tabla6.A3" office:value-type="string">
            <text:p text:style-name="P82">alta</text:p>
          </table:table-cell>
          <table:table-cell table:style-name="Tabla6.C3" office:value-type="string">
            <text:p text:style-name="P82">Configuración homogenea de estaciones de desarrollo con suites de desarrollo multilenguajes licenciadas como software <text:soft-page-break/>libre: NetBeans, Kdevelop, Eclipse, Maven</text:p>
          </table:table-cell>
        </table:table-row>
        <table:table-row table:style-name="Tabla6.1">
          <table:table-cell table:style-name="Tabla6.A3" office:value-type="string">
            <text:p text:style-name="P82">Tecnologías Web 2.0 y 3.0</text:p>
          </table:table-cell>
          <table:table-cell table:style-name="Tabla6.A3" office:value-type="string">
            <text:p text:style-name="P82">Alta</text:p>
          </table:table-cell>
          <table:table-cell table:style-name="Tabla6.C3" office:value-type="string">
            <text:p text:style-name="P82"/>
          </table:table-cell>
        </table:table-row>
        <table:table-row table:style-name="Tabla6.1">
          <table:table-cell table:style-name="Tabla6.A3" office:value-type="string">
            <text:p text:style-name="P82">Documentar los modelos de desarrollo del proyecto</text:p>
          </table:table-cell>
          <table:table-cell table:style-name="Tabla6.A3" office:value-type="string">
            <text:p text:style-name="P82">Alta</text:p>
          </table:table-cell>
          <table:table-cell table:style-name="Tabla6.C3" office:value-type="string">
            <text:p text:style-name="P82">Elaborar los artefactos propuestos en el proceso de desarrollo OpenUP/OAS</text:p>
          </table:table-cell>
        </table:table-row>
        <table:table-row table:style-name="Tabla6.1">
          <table:table-cell table:style-name="Tabla6.A3" office:value-type="string">
            <text:p text:style-name="P82">Manual de usuario disponible</text:p>
          </table:table-cell>
          <table:table-cell table:style-name="Tabla6.A3" office:value-type="string">
            <text:p text:style-name="P82">Baja</text:p>
          </table:table-cell>
          <table:table-cell table:style-name="Tabla6.C3" office:value-type="string">
            <text:p text:style-name="P82">Doxygen, casos de uso y manuales de usuario en línea e impresos</text:p>
          </table:table-cell>
        </table:table-row>
        <table:table-row table:style-name="Tabla6.1">
          <table:table-cell table:style-name="Tabla6.A3" office:value-type="string">
            <text:p text:style-name="P82">Seguir un proceso de desarrollo</text:p>
          </table:table-cell>
          <table:table-cell table:style-name="Tabla6.A3" office:value-type="string">
            <text:p text:style-name="P82">Alta</text:p>
          </table:table-cell>
          <table:table-cell table:style-name="Tabla6.C3" office:value-type="string">
            <text:p text:style-name="P82">Adaptar el proceso OpenUP</text:p>
          </table:table-cell>
        </table:table-row>
        <table:table-row table:style-name="Tabla6.1">
          <table:table-cell table:style-name="Tabla6.A3" office:value-type="string">
            <text:p text:style-name="P82">Utilizar lenguajes de programación que soporten objetos</text:p>
          </table:table-cell>
          <table:table-cell table:style-name="Tabla6.A3" office:value-type="string">
            <text:p text:style-name="P82">Media</text:p>
          </table:table-cell>
          <table:table-cell table:style-name="Tabla6.C3" office:value-type="string">
            <text:p text:style-name="P82"/>
          </table:table-cell>
        </table:table-row>
        <table:table-row table:style-name="Tabla6.1">
          <table:table-cell table:style-name="Tabla6.A3" office:value-type="string">
            <text:p text:style-name="P82">Cumplimiento de los estándares:</text:p>
            <text:p text:style-name="P82">SOAP</text:p>
            <text:p text:style-name="P82">XML (y asociados) versión 1.0</text:p>
            <text:p text:style-name="P82">OWL <text:s/></text:p>
            <text:p text:style-name="P82">Javascript Versión 1.7</text:p>
            <text:p text:style-name="P82">HTML 4.0 o superior</text:p>
            <text:p text:style-name="P82">XMI</text:p>
            <text:p text:style-name="P82">SQL Versión – y superiores.</text:p>
          </table:table-cell>
          <table:table-cell table:style-name="Tabla6.A3" office:value-type="string">
            <text:p text:style-name="P82">ALTA</text:p>
          </table:table-cell>
          <table:table-cell table:style-name="Tabla6.C3" office:value-type="string">
            <text:p text:style-name="P82"/>
          </table:table-cell>
        </table:table-row>
        <table:table-row table:style-name="Tabla6.1">
          <table:table-cell table:style-name="Tabla6.A3" office:value-type="string">
            <text:p text:style-name="P82">Tiempos máximo de respuesta en consultas inferior a 15 segundos</text:p>
          </table:table-cell>
          <table:table-cell table:style-name="Tabla6.A3" office:value-type="string">
            <text:p text:style-name="P82">ALTA</text:p>
          </table:table-cell>
          <table:table-cell table:style-name="Tabla6.C3" office:value-type="string">
            <text:p text:style-name="P82"/>
          </table:table-cell>
        </table:table-row>
        <table:table-row table:style-name="Tabla6.1">
          <table:table-cell table:style-name="Tabla6.A3" office:value-type="string">
            <text:p text:style-name="P82">Disponibilidad de tiempo al aire superios a un 97%</text:p>
          </table:table-cell>
          <table:table-cell table:style-name="Tabla6.A3" office:value-type="string">
            <text:p text:style-name="P82">MEDIA</text:p>
          </table:table-cell>
          <table:table-cell table:style-name="Tabla6.C3" office:value-type="string">
            <text:p text:style-name="P82"/>
          </table:table-cell>
        </table:table-row>
        <table:table-row table:style-name="Tabla6.1">
          <table:table-cell table:style-name="Tabla6.A3" office:value-type="string">
            <text:p text:style-name="P82">Sistema Operativo Windows, LINUX o UNIX</text:p>
          </table:table-cell>
          <table:table-cell table:style-name="Tabla6.A3" office:value-type="string">
            <text:p text:style-name="P82">BAJA</text:p>
          </table:table-cell>
          <table:table-cell table:style-name="Tabla6.C3" office:value-type="string">
            <text:p text:style-name="P82"/>
          </table:table-cell>
        </table:table-row>
        <table:table-row table:style-name="Tabla6.1">
          <table:table-cell table:style-name="Tabla6.A3" office:value-type="string">
            <text:p text:style-name="P82">Despliegue en servidor de aplicaciones</text:p>
          </table:table-cell>
          <table:table-cell table:style-name="Tabla6.A3" office:value-type="string">
            <text:p text:style-name="P82">MEDIA</text:p>
          </table:table-cell>
          <table:table-cell table:style-name="Tabla6.C3" office:value-type="string">
            <text:p text:style-name="P82"/>
          </table:table-cell>
        </table:table-row>
      </table:table>
      <text:p text:style-name="P12"/>
      <text:p text:style-name="P12"/>
      <text:p text:style-name="P12"/>
      <text:p text:style-name="P12"/>
      <text:p text:style-name="P14"/>
      <text:p text:style-name="P14"/>
      <text:p text:style-name="P14"/>
      <text:p text:style-name="P14"/>
      <text:p text:style-name="P14"/>
      <text:p text:style-name="P14"/>
      <text:p text:style-name="P14"/>
      <text:p text:style-name="P14"/>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Regular" style:font-family-generic="swiss" style:font-pitch="variable"/>
    <style:font-face style:name="Nimbus Sans L2" svg:font-family="'Nimbus Sans L', 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s" fo:country="CO"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text-properties style:font-name="Nimbus Sans L"/>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text-properties style:font-name="Nimbus Sans L"/>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cm"/>
        </style:tab-stops>
      </style:paragraph-properties>
      <style:text-properties style:font-name="Book Antiqua"/>
    </style:style>
    <style:style style:name="InfoBlue" style:family="paragraph" style:parent-style-name="Standard" style:next-style-name="Text_20_body">
      <style:paragraph-properties fo:margin-top="0cm" fo:margin-bottom="0.212cm" fo:orphans="2" fo:widows="2">
        <style:tab-stops>
          <style:tab-stop style:position="0.953cm"/>
          <style:tab-stop style:position="2.223cm"/>
        </style:tab-stops>
      </style:paragraph-properties>
      <style:text-properties fo:color="#0000ff" style:font-name="Times" fo:font-style="italic" style:font-style-asian="italic"/>
    </style:style>
    <style:style style:name="infoblue" style:family="paragraph" style:parent-style-name="Standard">
      <style:paragraph-properties fo:margin-top="0.176cm" fo:margin-bottom="0.176cm"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Balloon_20_Text" style:display-name="Balloon Text" style:family="paragraph" style:parent-style-name="Standard">
      <style:paragraph-properties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rmal_20__2b__20_Justificado" style:display-name="Normal + Justificado" style:family="paragraph" style:parent-style-name="Standard" style:list-style-name="WW8Num44">
      <style:paragraph-properties fo:margin-left="0cm" fo:margin-right="0cm" fo:margin-top="0.176cm" fo:margin-bottom="0.176cm" fo:text-align="justify" style:justify-single-word="false" fo:text-indent="0cm" style:auto-text-indent="false"/>
      <style:text-properties fo:language="es" fo:country="MX"/>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St2z0" style:family="text">
      <style:text-properties style:font-name="Symbol"/>
    </style:style>
    <style:style style:name="WW8NumSt8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 style:display-name=" Char Char" style:family="text" style:parent-style-name="Default_20_Paragraph_20_Font">
      <style:text-properties style:font-name="Tahoma" fo:font-size="8pt" fo:language="en" fo:country="US" style:font-size-asian="8pt" style:font-name-complex="Tahoma" style:font-size-complex="8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anchor" style:display-name="Footnote anchor" style:family="text">
      <style:text-properties style:text-position="super 58%"/>
    </style:style>
    <style:style style:name="WW8Num44z0" style:family="text">
      <style:text-properties style:font-name="Symbol" fo:font-size="9pt" style:font-size-asian="9pt" style:font-size-complex="9pt"/>
    </style:style>
    <style:style style:name="WW8Num44z1" style:family="text">
      <style:text-properties style:font-name="Courier New" style:font-name-complex="Courier New"/>
    </style:style>
    <style:style style:name="WW8Num44z2" style:family="text">
      <style:text-properties style:font-name="Wingdings"/>
    </style:style>
    <style:style style:name="WW8Num44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Times New Roman"/>
      </text:list-level-style-bullet>
      <text:list-level-style-bullet text:level="2" text:style-name="WW8Num16z1" style:num-suffix="." text:bullet-char="o">
        <style:list-level-properties text:space-before="1.27cm" text:min-label-width="0.635cm"/>
        <style:text-properties style:font-name="Courier New1"/>
      </text:list-level-style-bullet>
      <text:list-level-style-bullet text:level="3" text:style-name="WW8Num16z2" style:num-suffix="." text:bullet-char="">
        <style:list-level-properties text:space-before="2.54cm" text:min-label-width="0.635cm"/>
        <style:text-properties style:font-name="Wingdings"/>
      </text:list-level-style-bullet>
      <text:list-level-style-bullet text:level="4" text:style-name="WW8Num16z3" style:num-suffix="." text:bullet-char="">
        <style:list-level-properties text:space-before="3.81cm" text:min-label-width="0.635cm"/>
        <style:text-properties style:font-name="Symbol"/>
      </text:list-level-style-bullet>
      <text:list-level-style-bullet text:level="5" text:style-name="WW8Num16z1" style:num-suffix="." text:bullet-char="o">
        <style:list-level-properties text:space-before="5.08cm" text:min-label-width="0.635cm"/>
        <style:text-properties style:font-name="Courier New1"/>
      </text:list-level-style-bullet>
      <text:list-level-style-bullet text:level="6" text:style-name="WW8Num16z2" style:num-suffix="." text:bullet-char="">
        <style:list-level-properties text:space-before="6.35cm" text:min-label-width="0.635cm"/>
        <style:text-properties style:font-name="Wingdings"/>
      </text:list-level-style-bullet>
      <text:list-level-style-bullet text:level="7" text:style-name="WW8Num16z3" style:num-suffix="." text:bullet-char="">
        <style:list-level-properties text:space-before="7.62cm" text:min-label-width="0.635cm"/>
        <style:text-properties style:font-name="Symbol"/>
      </text:list-level-style-bullet>
      <text:list-level-style-bullet text:level="8" text:style-name="WW8Num16z1" style:num-suffix="." text:bullet-char="o">
        <style:list-level-properties text:space-before="8.89cm" text:min-label-width="0.635cm"/>
        <style:text-properties style:font-name="Courier New1"/>
      </text:list-level-style-bullet>
      <text:list-level-style-bullet text:level="9" text:style-name="WW8Num1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bullet text:level="2" text:style-name="WW8Num44z1" style:num-suffix="." text:bullet-char="o">
        <style:list-level-properties text:space-before="1.27cm" text:min-label-width="0.635cm"/>
        <style:text-properties style:font-name="Courier New1"/>
      </text:list-level-style-bullet>
      <text:list-level-style-bullet text:level="3" text:style-name="WW8Num44z2" style:num-suffix="." text:bullet-char="">
        <style:list-level-properties text:space-before="2.54cm" text:min-label-width="0.635cm"/>
        <style:text-properties style:font-name="Wingdings"/>
      </text:list-level-style-bullet>
      <text:list-level-style-bullet text:level="4" text:style-name="WW8Num44z3" style:num-suffix="." text:bullet-char="">
        <style:list-level-properties text:space-before="3.81cm" text:min-label-width="0.635cm"/>
        <style:text-properties style:font-name="Symbol"/>
      </text:list-level-style-bullet>
      <text:list-level-style-bullet text:level="5" text:style-name="WW8Num44z1" style:num-suffix="." text:bullet-char="o">
        <style:list-level-properties text:space-before="5.08cm" text:min-label-width="0.635cm"/>
        <style:text-properties style:font-name="Courier New1"/>
      </text:list-level-style-bullet>
      <text:list-level-style-bullet text:level="6" text:style-name="WW8Num44z2" style:num-suffix="." text:bullet-char="">
        <style:list-level-properties text:space-before="6.35cm" text:min-label-width="0.635cm"/>
        <style:text-properties style:font-name="Wingdings"/>
      </text:list-level-style-bullet>
      <text:list-level-style-bullet text:level="7" text:style-name="WW8Num44z3" style:num-suffix="." text:bullet-char="">
        <style:list-level-properties text:space-before="7.62cm" text:min-label-width="0.635cm"/>
        <style:text-properties style:font-name="Symbol"/>
      </text:list-level-style-bullet>
      <text:list-level-style-bullet text:level="8" text:style-name="WW8Num44z1" style:num-suffix="." text:bullet-char="o">
        <style:list-level-properties text:space-before="8.89cm" text:min-label-width="0.635cm"/>
        <style:text-properties style:font-name="Courier New1"/>
      </text:list-level-style-bullet>
      <text:list-level-style-bullet text:level="9" text:style-name="WW8Num4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9" style:family="table">
      <style:table-properties style:width="16.034cm" table:align="margins" style:writing-mode="lr-tb"/>
    </style:style>
    <style:style style:name="Tabla9.A" style:family="table-column">
      <style:table-column-properties style:column-width="7.89cm" style:rel-column-width="32248*"/>
    </style:style>
    <style:style style:name="Tabla9.B" style:family="table-column">
      <style:table-column-properties style:column-width="4.404cm" style:rel-column-width="18002*"/>
    </style:style>
    <style:style style:name="Tabla9.C" style:family="table-column">
      <style:table-column-properties style:column-width="3.739cm" style:rel-column-width="15285*"/>
    </style:style>
    <style:style style:name="Tabla9.A1" style:family="table-cell">
      <style:table-cell-properties fo:padding="0.097cm" fo:border-left="0.002cm solid #000000" fo:border-right="none" fo:border-top="0.002cm solid #000000" fo:border-bottom="0.002cm solid #000000"/>
    </style:style>
    <style:style style:name="Tabla9.C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e6" style:family="table">
      <style:table-properties style:width="15.833cm" fo:margin-left="0.101cm" fo:margin-right="0.101cm" table:align="margins" style:writing-mode="lr-tb"/>
    </style:style>
    <style:style style:name="Table6.A" style:family="table-column">
      <style:table-column-properties style:column-width="3.404cm" style:rel-column-width="14091*"/>
    </style:style>
    <style:style style:name="Table6.B" style:family="table-column">
      <style:table-column-properties style:column-width="9.491cm" style:rel-column-width="39287*"/>
    </style:style>
    <style:style style:name="Table6.C" style:family="table-column">
      <style:table-column-properties style:column-width="2.937cm" style:rel-column-width="12157*"/>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style:font-name="Nimbus Sans L1" fo:font-size="9pt" fo:font-weight="bold" style:font-size-asian="9pt" style:font-weight-asian="bold" style:font-size-complex="9pt" style:font-weight-complex="bold"/>
    </style:style>
    <style:style style:name="MP2" style:family="paragraph" style:parent-style-name="Standard">
      <style:paragraph-properties fo:text-align="center" style:justify-single-word="false" style:snap-to-layout-grid="false">
        <style:tab-stops>
          <style:tab-stop style:position="2.499cm"/>
        </style:tab-stops>
      </style:paragraph-properties>
      <style:text-properties style:font-name="Nimbus Sans L1" fo:font-size="10pt" style:font-size-asian="10pt" style:font-size-complex="10pt"/>
    </style:style>
    <style:style style:name="MP3" style:family="paragraph" style:parent-style-name="Standard">
      <style:paragraph-properties fo:text-align="end" style:justify-single-word="false" style:snap-to-layout-grid="false"/>
    </style:style>
    <style:style style:name="MT1" style:family="text">
      <style:text-properties style:font-name="Nimbus Sans L1" fo:font-size="9pt" style:font-size-asian="9pt" style:font-size-complex="9pt"/>
    </style:style>
    <style:page-layout style:name="Mpm1">
      <style:page-layout-properties fo:page-width="21.59cm" fo:page-height="27.94cm" style:num-format="1" style:print-orientation="portrait" fo:margin-top="1.27cm" fo:margin-bottom="1.27cm" fo:margin-left="3.016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able:table table:name="Tabla9" table:style-name="Tabla9">
          <table:table-column table:style-name="Tabla9.A"/>
          <table:table-column table:style-name="Tabla9.B"/>
          <table:table-column table:style-name="Tabla9.C"/>
          <table:table-row>
            <table:table-cell table:style-name="Tabla9.A1" table:number-columns-spanned="2" office:value-type="string">
              <text:p text:style-name="Table_20_Contents">Nombre del Proyecto: Bodega de Datos</text:p>
            </table:table-cell>
            <table:covered-table-cell/>
            <table:table-cell table:style-name="Tabla9.C1" office:value-type="string">
              <text:p text:style-name="Table_20_Contents">Fecha: <text:span text:style-name="MT1">03/10/2008</text:span></text:p>
            </table:table-cell>
          </table:table-row>
          <table:table-row>
            <table:table-cell table:style-name="Tabla9.A2" office:value-type="string">
              <text:p text:style-name="Table_20_Contents">Nombre del Artefacto: Visión</text:p>
            </table:table-cell>
            <table:table-cell table:style-name="Tabla9.A2" office:value-type="string">
              <text:p text:style-name="Table_20_Contents">Código:</text:p>
            </table:table-cell>
            <table:table-cell table:style-name="Tabla9.C2" office:value-type="string">
              <text:p text:style-name="Table_20_Contents">Versión: <text:s/>0.0.0.1</text:p>
            </table:table-cell>
          </table:table-row>
        </table:table>
        <text:p text:style-name="Standard"/>
      </style:header>
      <style:footer>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1">Confidencial</text:p>
            </table:table-cell>
            <table:table-cell table:style-name="Table6.A1" office:value-type="string">
              <text:p text:style-name="MP2">Universidad Distrital Francisco José de Caldas, <text:date style:data-style-name="N106" text:date-value="2008-11-21T17:20:34.99">2008</text:date></text:p>
            </table:table-cell>
            <table:table-cell table:style-name="Table6.A1" office:value-type="string">
              <text:p text:style-name="MP3"><text:span text:style-name="MT1">Página <text:s/></text:span><text:span text:style-name="Page_20_Number"><text:span text:style-name="MT1"><text:page-number text:select-page="current">16</text:page-number></text:span></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Vision</dc:title>
    <dc:subject>&lt;Project Name&gt;</dc:subject>
    <meta:initial-creator>Paulo Coronado</meta:initial-creator>
    <meta:creation-date>2008-10-03T10:38:38</meta:creation-date>
    <dc:creator>jairo lavado hernandez</dc:creator>
    <dc:date>2008-11-21T17:20:34</dc:date>
    <meta:editing-cycles>61</meta:editing-cycles>
    <meta:editing-duration>PT10H34M45S</meta:editing-duration>
    <meta:document-statistic meta:table-count="9" meta:image-count="0" meta:object-count="0" meta:page-count="16" meta:paragraph-count="288" meta:word-count="3936" meta:character-count="26290"/>
    <meta:user-defined meta:name="Info 1"/>
    <meta:user-defined meta:name="Info 2"/>
    <meta:user-defined meta:name="Info 3"/>
    <meta:user-defined meta:name="Info 4"/>
  </office:meta>
</office:document-meta>
</file>